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Times New Roman" svg:font-family="'Times New Roman', Times, serif"/>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style:font-name="Times New Roman" fo:font-size="13.5pt"/>
    </style:style>
    <style:style style:name="P2" style:family="paragraph" style:parent-style-name="List_20_Heading">
      <style:paragraph-properties fo:margin-top="0cm" fo:margin-bottom="0.499cm" loext:contextual-spacing="false"/>
    </style:style>
    <style:style style:name="P3" style:family="paragraph" style:parent-style-name="Text_20_body">
      <style:text-properties style:font-name="Times New Roman" fo:font-size="16.5pt" fo:font-weight="bold"/>
    </style:style>
    <style:style style:name="P4" style:family="paragraph" style:parent-style-name="Text_20_body">
      <style:text-properties style:font-name="Times New Roman" fo:font-size="13.5pt"/>
    </style:style>
    <style:style style:name="P5" style:family="paragraph" style:parent-style-name="Text_20_body">
      <style:text-properties style:font-name="Times New Roman" fo:font-size="13.5pt" fo:font-weight="bold"/>
    </style:style>
    <style:style style:name="P6" style:family="paragraph" style:parent-style-name="Text_20_body">
      <style:text-properties fo:color="#222222"/>
    </style:style>
    <style:style style:name="P7" style:family="paragraph" style:parent-style-name="Text_20_body">
      <style:text-properties fo:color="#00000a"/>
    </style:style>
    <style:style style:name="P8" style:family="paragraph" style:parent-style-name="Text_20_body">
      <style:text-properties fo:color="#00000a" style:font-name="Times New Roman" fo:font-size="13.5pt"/>
    </style:style>
    <style:style style:name="P9" style:family="paragraph" style:parent-style-name="Text_20_body">
      <style:text-properties fo:color="#002060" style:font-name="Times New Roman" fo:font-size="13.5pt"/>
    </style:style>
    <style:style style:name="P10" style:family="paragraph" style:parent-style-name="Text_20_body">
      <style:paragraph-properties fo:text-align="center" style:justify-single-word="false"/>
    </style:style>
    <style:style style:name="P11" style:family="paragraph" style:parent-style-name="Heading_20_2">
      <style:paragraph-properties fo:text-align="center" style:justify-single-word="false"/>
    </style:style>
    <style:style style:name="P12" style:family="paragraph" style:parent-style-name="Heading_20_2">
      <style:paragraph-properties fo:text-align="start" style:justify-single-word="false"/>
    </style:style>
    <style:style style:name="P13" style:family="paragraph" style:parent-style-name="List_20_Heading" style:list-style-name="L3"/>
    <style:style style:name="P14" style:family="paragraph" style:parent-style-name="Preformatted_20_Text">
      <style:text-properties style:font-name="Times New Roman" fo:font-size="13.5pt"/>
    </style:style>
    <style:style style:name="P15" style:family="paragraph" style:parent-style-name="Preformatted_20_Text">
      <style:paragraph-properties fo:margin-top="0cm" fo:margin-bottom="0.499cm" loext:contextual-spacing="false"/>
    </style:style>
    <style:style style:name="P16" style:family="paragraph" style:parent-style-name="Preformatted_20_Text">
      <style:paragraph-properties fo:margin-top="0cm" fo:margin-bottom="0.499cm" loext:contextual-spacing="false"/>
      <style:text-properties style:font-name="Times New Roman" fo:font-size="13.5pt"/>
    </style:style>
    <style:style style:name="P17" style:family="paragraph" style:parent-style-name="Standard">
      <style:text-properties style:font-name="Times New Roman" fo:font-size="13.5pt"/>
    </style:style>
    <style:style style:name="P18" style:family="paragraph" style:parent-style-name="Text_20_body">
      <style:text-properties style:font-name="Times New Roman" fo:font-size="13.5pt"/>
    </style:style>
    <style:style style:name="P19" style:family="paragraph" style:parent-style-name="Text_20_body" style:list-style-name="L1">
      <style:text-properties style:font-name="Times New Roman" fo:font-size="13.5pt"/>
    </style:style>
    <style:style style:name="P20" style:family="paragraph" style:parent-style-name="Text_20_body" style:list-style-name="L2">
      <style:text-properties style:font-name="Times New Roman" fo:font-size="13.5pt"/>
    </style:style>
    <style:style style:name="P21" style:family="paragraph" style:parent-style-name="Text_20_body" style:list-style-name="L6">
      <style:text-properties style:font-name="Times New Roman" fo:font-size="13.5pt"/>
    </style:style>
    <style:style style:name="P22" style:family="paragraph" style:parent-style-name="Text_20_body" style:list-style-name="L7">
      <style:text-properties style:font-name="Times New Roman" fo:font-size="13.5pt"/>
    </style:style>
    <style:style style:name="P23" style:family="paragraph" style:parent-style-name="Text_20_body" style:list-style-name="L8">
      <style:text-properties style:font-name="Times New Roman" fo:font-size="13.5pt"/>
    </style:style>
    <style:style style:name="P24" style:family="paragraph" style:parent-style-name="Text_20_body" style:list-style-name="L9">
      <style:text-properties style:font-name="Times New Roman" fo:font-size="13.5pt"/>
    </style:style>
    <style:style style:name="P25" style:family="paragraph" style:parent-style-name="Text_20_body" style:list-style-name="L10">
      <style:text-properties style:font-name="Times New Roman" fo:font-size="13.5pt"/>
    </style:style>
    <style:style style:name="P26" style:family="paragraph" style:parent-style-name="Text_20_body">
      <style:text-properties style:font-name="Times New Roman" fo:font-size="13.5pt" fo:font-weight="bold"/>
    </style:style>
    <style:style style:name="P27" style:family="paragraph" style:parent-style-name="Text_20_body">
      <style:text-properties style:font-name="Times New Roman" fo:font-size="13.5pt" fo:language="en" fo:country="IN"/>
    </style:style>
    <style:style style:name="P28" style:family="paragraph" style:parent-style-name="Text_20_body" style:list-style-name="L14">
      <style:text-properties style:font-name="Times New Roman" fo:font-size="13.5pt"/>
    </style:style>
    <style:style style:name="P29" style:family="paragraph" style:parent-style-name="Text_20_body" style:list-style-name="L15">
      <style:text-properties style:font-name="Times New Roman" fo:font-size="13.5pt"/>
    </style:style>
    <style:style style:name="P30" style:family="paragraph" style:parent-style-name="Text_20_body" style:list-style-name="L16">
      <style:text-properties style:font-name="Times New Roman" fo:font-size="13.5pt"/>
    </style:style>
    <style:style style:name="P31" style:family="paragraph" style:parent-style-name="Text_20_body">
      <style:text-properties style:font-name="Times New Roman" fo:font-size="13.5pt" fo:language="en" fo:country="US"/>
    </style:style>
    <style:style style:name="P32" style:family="paragraph" style:parent-style-name="Text_20_body" style:list-style-name="L27">
      <style:text-properties style:font-name="Times New Roman" fo:font-size="13.5pt"/>
    </style:style>
    <style:style style:name="P33" style:family="paragraph" style:parent-style-name="Text_20_body" style:list-style-name="L40">
      <style:text-properties style:font-name="Times New Roman" fo:font-size="13.5pt"/>
    </style:style>
    <style:style style:name="P34" style:family="paragraph" style:parent-style-name="Text_20_body" style:list-style-name="L43">
      <style:text-properties style:font-name="Times New Roman" fo:font-size="13.5pt"/>
    </style:style>
    <style:style style:name="P35" style:family="paragraph" style:parent-style-name="Text_20_body" style:list-style-name="L4">
      <style:text-properties fo:color="#222222" style:font-name="Times New Roman" fo:font-size="13.5pt"/>
    </style:style>
    <style:style style:name="P36" style:family="paragraph" style:parent-style-name="Text_20_body" style:list-style-name="L5">
      <style:text-properties fo:color="#222222" style:font-name="Times New Roman" fo:font-size="13.5pt"/>
    </style:style>
    <style:style style:name="P37" style:family="paragraph" style:parent-style-name="Text_20_body" style:list-style-name="L24">
      <style:text-properties fo:color="#222222" style:font-name="Times New Roman" fo:font-size="13.5pt"/>
    </style:style>
    <style:style style:name="P38" style:family="paragraph" style:parent-style-name="Text_20_body" style:list-style-name="L25">
      <style:text-properties fo:color="#222222" style:font-name="Times New Roman" fo:font-size="13.5pt"/>
    </style:style>
    <style:style style:name="P39" style:family="paragraph" style:parent-style-name="Text_20_body" style:list-style-name="L26">
      <style:text-properties fo:color="#222222" style:font-name="Times New Roman" fo:font-size="13.5pt"/>
    </style:style>
    <style:style style:name="P40" style:family="paragraph" style:parent-style-name="Text_20_body" style:list-style-name="L28">
      <style:text-properties fo:color="#222222" style:font-name="Times New Roman" fo:font-size="13.5pt"/>
    </style:style>
    <style:style style:name="P41" style:family="paragraph" style:parent-style-name="Text_20_body" style:list-style-name="L29">
      <style:text-properties fo:color="#222222" style:font-name="Times New Roman" fo:font-size="13.5pt"/>
    </style:style>
    <style:style style:name="P42" style:family="paragraph" style:parent-style-name="Text_20_body" style:list-style-name="L30">
      <style:text-properties fo:color="#222222" style:font-name="Times New Roman" fo:font-size="13.5pt"/>
    </style:style>
    <style:style style:name="P43" style:family="paragraph" style:parent-style-name="Text_20_body" style:list-style-name="L31">
      <style:text-properties fo:color="#222222" style:font-name="Times New Roman" fo:font-size="13.5pt"/>
    </style:style>
    <style:style style:name="P44" style:family="paragraph" style:parent-style-name="Text_20_body" style:list-style-name="L32">
      <style:text-properties fo:color="#222222" style:font-name="Times New Roman" fo:font-size="13.5pt"/>
    </style:style>
    <style:style style:name="P45" style:family="paragraph" style:parent-style-name="Text_20_body">
      <style:text-properties fo:color="#222222" style:font-name="Times New Roman" fo:font-size="13.5pt" fo:font-weight="bold"/>
    </style:style>
    <style:style style:name="P46" style:family="paragraph" style:parent-style-name="Text_20_body">
      <style:text-properties fo:color="#222222" style:font-name="Times New Roman" fo:font-size="13.5pt" fo:language="en" fo:country="US"/>
    </style:style>
    <style:style style:name="P47" style:family="paragraph" style:parent-style-name="Text_20_body">
      <style:text-properties fo:color="#222222" style:font-name="Times New Roman" fo:font-size="13.5pt" fo:language="en" fo:country="US" fo:font-weight="bold"/>
    </style:style>
    <style:style style:name="P48" style:family="paragraph" style:parent-style-name="Text_20_body" style:list-style-name="L33">
      <style:text-properties fo:color="#222222" style:font-name="Times New Roman" fo:font-size="13.5pt"/>
    </style:style>
    <style:style style:name="P49" style:family="paragraph" style:parent-style-name="Text_20_body">
      <style:paragraph-properties fo:text-align="center" style:justify-single-word="false"/>
    </style:style>
    <style:style style:name="P50" style:family="paragraph" style:parent-style-name="Text_20_body" style:list-style-name="L11"/>
    <style:style style:name="P51" style:family="paragraph" style:parent-style-name="Text_20_body">
      <style:text-properties fo:color="#000000"/>
    </style:style>
    <style:style style:name="P52" style:family="paragraph" style:parent-style-name="Text_20_body">
      <style:text-properties fo:color="#000000" style:font-name="Times New Roman" fo:font-size="13.5pt"/>
    </style:style>
    <style:style style:name="P53" style:family="paragraph" style:parent-style-name="Text_20_body" style:list-style-name="L12">
      <style:text-properties fo:color="#000000" style:font-name="Times New Roman" fo:font-size="13.5pt"/>
    </style:style>
    <style:style style:name="P54" style:family="paragraph" style:parent-style-name="Text_20_body" style:list-style-name="L13">
      <style:text-properties fo:color="#000000" style:font-name="Times New Roman" fo:font-size="13.5pt"/>
    </style:style>
    <style:style style:name="P55" style:family="paragraph" style:parent-style-name="Text_20_body">
      <style:text-properties fo:color="#000000" style:font-name="Times New Roman" fo:font-size="13.5pt" fo:language="en" fo:country="IN"/>
    </style:style>
    <style:style style:name="P56" style:family="paragraph" style:parent-style-name="Text_20_body">
      <style:text-properties fo:color="#000000" style:font-name="Times New Roman" fo:font-size="13.5pt" fo:font-weight="bold"/>
    </style:style>
    <style:style style:name="P57" style:family="paragraph" style:parent-style-name="Text_20_body" style:list-style-name="L34">
      <style:text-properties fo:color="#000000" style:font-name="Times New Roman" fo:font-size="13.5pt"/>
    </style:style>
    <style:style style:name="P58" style:family="paragraph" style:parent-style-name="Text_20_body" style:list-style-name="L35">
      <style:text-properties fo:color="#000000" style:font-name="Times New Roman" fo:font-size="13.5pt"/>
    </style:style>
    <style:style style:name="P59" style:family="paragraph" style:parent-style-name="Text_20_body" style:list-style-name="L37">
      <style:text-properties fo:color="#000000" style:font-name="Times New Roman" fo:font-size="13.5pt"/>
    </style:style>
    <style:style style:name="P60" style:family="paragraph" style:parent-style-name="Text_20_body" style:list-style-name="L38">
      <style:text-properties fo:color="#000000" style:font-name="Times New Roman" fo:font-size="13.5pt"/>
    </style:style>
    <style:style style:name="P61" style:family="paragraph" style:parent-style-name="Text_20_body" style:list-style-name="L39">
      <style:text-properties fo:color="#000000" style:font-name="Times New Roman" fo:font-size="13.5pt"/>
    </style:style>
    <style:style style:name="P62" style:family="paragraph" style:parent-style-name="Text_20_body" style:list-style-name="L41">
      <style:text-properties fo:color="#000000" style:font-name="Times New Roman" fo:font-size="13.5pt"/>
    </style:style>
    <style:style style:name="P63" style:family="paragraph" style:parent-style-name="Text_20_body" style:list-style-name="L42">
      <style:text-properties fo:color="#000000" style:font-name="Times New Roman" fo:font-size="13.5pt"/>
    </style:style>
    <style:style style:name="P64" style:family="paragraph" style:parent-style-name="Text_20_body" style:list-style-name="L43">
      <style:text-properties fo:color="#000000" style:font-name="Times New Roman" fo:font-size="13.5pt"/>
    </style:style>
    <style:style style:name="P65" style:family="paragraph" style:parent-style-name="Text_20_body" style:list-style-name="L44">
      <style:text-properties fo:color="#000000" style:font-name="Times New Roman" fo:font-size="13.5pt"/>
    </style:style>
    <style:style style:name="P66" style:family="paragraph" style:parent-style-name="Text_20_body" style:list-style-name="L45">
      <style:text-properties fo:color="#000000" style:font-name="Times New Roman" fo:font-size="13.5pt"/>
    </style:style>
    <style:style style:name="P67" style:family="paragraph" style:parent-style-name="Text_20_body" style:list-style-name="L46">
      <style:text-properties fo:color="#000000" style:font-name="Times New Roman" fo:font-size="13.5pt"/>
    </style:style>
    <style:style style:name="P68" style:family="paragraph" style:parent-style-name="Text_20_body">
      <style:text-properties fo:color="#000000" style:font-name="Times New Roman" fo:font-size="18pt" fo:font-weight="bold"/>
    </style:style>
    <style:style style:name="P69" style:family="paragraph" style:parent-style-name="Text_20_body" style:list-style-name="L36">
      <style:text-properties fo:color="#000000"/>
    </style:style>
    <style:style style:name="P70" style:family="paragraph" style:parent-style-name="Text_20_body" style:list-style-name="L17"/>
    <style:style style:name="P71" style:family="paragraph" style:parent-style-name="Text_20_body" style:list-style-name="L18"/>
    <style:style style:name="P72" style:family="paragraph" style:parent-style-name="Text_20_body" style:list-style-name="L19"/>
    <style:style style:name="P73" style:family="paragraph" style:parent-style-name="Text_20_body" style:list-style-name="L20"/>
    <style:style style:name="P74" style:family="paragraph" style:parent-style-name="Text_20_body" style:list-style-name="L21"/>
    <style:style style:name="P75" style:family="paragraph" style:parent-style-name="Text_20_body" style:list-style-name="L22"/>
    <style:style style:name="P76" style:family="paragraph" style:parent-style-name="Text_20_body" style:list-style-name="L23"/>
    <style:style style:name="P77" style:family="paragraph" style:parent-style-name="Text_20_body" style:list-style-name="L42"/>
    <style:style style:name="P78" style:family="paragraph" style:parent-style-name="Text_20_body" style:list-style-name="L11">
      <style:paragraph-properties fo:margin-top="0cm" fo:margin-bottom="0cm" loext:contextual-spacing="false"/>
    </style:style>
    <style:style style:name="P79" style:family="paragraph" style:parent-style-name="Text_20_body" style:list-style-name="L17">
      <style:paragraph-properties fo:margin-top="0cm" fo:margin-bottom="0cm" loext:contextual-spacing="false"/>
    </style:style>
    <style:style style:name="P80" style:family="paragraph" style:parent-style-name="Text_20_body" style:list-style-name="L18">
      <style:paragraph-properties fo:margin-top="0cm" fo:margin-bottom="0cm" loext:contextual-spacing="false"/>
    </style:style>
    <style:style style:name="P81" style:family="paragraph" style:parent-style-name="Text_20_body" style:list-style-name="L19">
      <style:paragraph-properties fo:margin-top="0cm" fo:margin-bottom="0cm" loext:contextual-spacing="false"/>
    </style:style>
    <style:style style:name="P82" style:family="paragraph" style:parent-style-name="Text_20_body" style:list-style-name="L20">
      <style:paragraph-properties fo:margin-top="0cm" fo:margin-bottom="0cm" loext:contextual-spacing="false"/>
    </style:style>
    <style:style style:name="P83" style:family="paragraph" style:parent-style-name="Text_20_body" style:list-style-name="L21">
      <style:paragraph-properties fo:margin-top="0cm" fo:margin-bottom="0cm" loext:contextual-spacing="false"/>
    </style:style>
    <style:style style:name="P84" style:family="paragraph" style:parent-style-name="Text_20_body" style:list-style-name="L22">
      <style:paragraph-properties fo:margin-top="0cm" fo:margin-bottom="0cm" loext:contextual-spacing="false"/>
    </style:style>
    <style:style style:name="P85" style:family="paragraph" style:parent-style-name="Text_20_body" style:list-style-name="L23">
      <style:paragraph-properties fo:margin-top="0cm" fo:margin-bottom="0cm" loext:contextual-spacing="false"/>
    </style:style>
    <style:style style:name="P86" style:family="paragraph" style:parent-style-name="Text_20_body" style:list-style-name="L39">
      <style:paragraph-properties fo:margin-top="0cm" fo:margin-bottom="0cm" loext:contextual-spacing="false"/>
    </style:style>
    <style:style style:name="P87" style:family="paragraph" style:parent-style-name="Text_20_body" style:list-style-name="L44">
      <style:paragraph-properties fo:margin-top="0cm" fo:margin-bottom="0cm" loext:contextual-spacing="false"/>
    </style:style>
    <style:style style:name="P88" style:family="paragraph" style:parent-style-name="Text_20_body">
      <style:paragraph-properties fo:margin-left="0cm" fo:margin-right="0cm" fo:text-indent="0cm" style:auto-text-indent="false"/>
    </style:style>
    <style:style style:name="T1" style:family="text">
      <style:text-properties fo:font-weight="bold"/>
    </style:style>
    <style:style style:name="T2" style:family="text">
      <style:text-properties style:font-name="Times New Roman" fo:font-size="13.5pt"/>
    </style:style>
    <style:style style:name="T3" style:family="text">
      <style:text-properties style:font-name="Times New Roman" fo:font-size="13.5pt" fo:font-weight="bold"/>
    </style:style>
    <style:style style:name="T4" style:family="text">
      <style:text-properties style:font-name="Times New Roman" fo:font-size="18pt"/>
    </style:style>
    <style:style style:name="T5" style:family="text">
      <style:text-properties style:font-name="Times New Roman" fo:font-size="16.5pt"/>
    </style:style>
    <style:style style:name="T6" style:family="text">
      <style:text-properties fo:color="#222222"/>
    </style:style>
    <style:style style:name="T7" style:family="text">
      <style:text-properties fo:color="#222222" style:font-name="Times New Roman" fo:font-size="13.5pt"/>
    </style:style>
    <style:style style:name="T8" style:family="text">
      <style:text-properties fo:color="#222222" fo:font-weight="bold"/>
    </style:style>
    <style:style style:name="T9" style:family="text">
      <style:text-properties fo:color="#00000a"/>
    </style:style>
    <style:style style:name="T10" style:family="text">
      <style:text-properties fo:color="#00000a" style:font-name="Times New Roman" fo:font-size="13.5pt"/>
    </style:style>
    <style:style style:name="T11" style:family="text">
      <style:text-properties fo:font-style="italic"/>
    </style:style>
    <style:style style:name="T12" style:family="text">
      <style:text-properties officeooo:rsid="0011c284"/>
    </style:style>
    <style:style style:name="T13" style:family="text">
      <style:text-properties fo:color="#343434"/>
    </style:style>
    <style:style style:name="T14" style:family="text">
      <style:text-properties fo:color="#000000"/>
    </style:style>
    <style:style style:name="T15" style:family="text">
      <style:text-properties fo:color="#000000" style:font-name="Times New Roman" fo:font-size="13.5pt"/>
    </style:style>
    <style:style style:name="T16" style:family="text">
      <style:text-properties fo:color="#000000" style:font-name="Times New Roman" fo:font-size="13.5pt" fo:language="en" fo:country="IN"/>
    </style:style>
    <style:style style:name="T17" style:family="text">
      <style:text-properties fo:color="#000000" style:font-name="Times New Roman" fo:font-size="13.5pt" fo:font-weight="bold"/>
    </style:style>
    <style:style style:name="T18" style:family="text">
      <style:text-properties fo:color="#000000" style:font-name="Times New Roman" fo:font-size="18pt"/>
    </style:style>
    <style:style style:name="T19" style:family="text">
      <style:text-properties fo:color="#000000" fo:font-weight="bold"/>
    </style:style>
    <style:style style:name="T20" style:family="text">
      <style:text-properties fo:color="#ffffff"/>
    </style:style>
    <style:style style:name="T21" style:family="text">
      <style:text-properties fo:color="#333333"/>
    </style:style>
    <style:style style:name="T22" style:family="text">
      <style:text-properties fo:color="#333333" fo:font-weight="bold"/>
    </style:style>
    <style:style style:name="T23" style:family="text">
      <style:text-properties fo:color="#333333" style:font-name="Times New Roman" fo:font-size="13.5pt"/>
    </style:style>
    <style:style style:name="T24" style:family="text">
      <style:text-properties fo:color="#333333" style:font-name="Times New Roman" fo:font-size="13.5pt"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INTRODUCTION TO PL/SQL</text:p>
      <text:h text:style-name="P1" text:outline-level="2">PL/SQL is a completely portable, high-performance transaction processing language. PL/SQL provides a built-in interpreted and OS independent programming environment.</text:h>
      <text:p text:style-name="P5">Features of PL/SQL</text:p>
      <text:list xml:id="list2906031015" text:style-name="L1">
        <text:list-item>
          <text:p text:style-name="P19">PL/SQL is tightly integrated with SQL.</text:p>
        </text:list-item>
        <text:list-item>
          <text:p text:style-name="P19">PL/SQL offers a variety of programming structures.</text:p>
        </text:list-item>
        <text:list-item>
          <text:p text:style-name="P19">PL/SQL offers extensive error checking.</text:p>
        </text:list-item>
        <text:list-item>
          <text:p text:style-name="P19">PL/SQL offers numerous data types.</text:p>
        </text:list-item>
        <text:list-item>
          <text:p text:style-name="P19">PL/SQL supports structured programming through functions and procedures. </text:p>
        </text:list-item>
        <text:list-item>
          <text:p text:style-name="P19">PL/SQL supports object-oriented programming.</text:p>
        </text:list-item>
      </text:list>
      <text:p text:style-name="P5">Advantages of PL/SQL</text:p>
      <text:list xml:id="list3516209350" text:style-name="L2">
        <text:list-item>
          <text:p text:style-name="P20">PL/SQL supports both static and dynamic SQL. </text:p>
        </text:list-item>
        <text:list-item>
          <text:p text:style-name="P20">Static SQL is the feature that allows to write SQL statements (DML operations and transaction control ) directly in PL/SQL block. </text:p>
        </text:list-item>
        <text:list-item>
          <text:p text:style-name="P20">Dynamic PL/SQL refers to entire PL/SQL blocks of code that are constructed dynamically, then compiled and executed.</text:p>
        </text:list-item>
        <text:list-item>
          <text:p text:style-name="P20">PL/SQL allows sending an entire block of statements to the database at one time. This reduces network traffic and provides high performance for applications.</text:p>
        </text:list-item>
        <text:list-item>
          <text:p text:style-name="P20">PL/SQL gives high productivity to programmers as it can query, transform, and update data in a database.</text:p>
        </text:list-item>
        <text:list-item>
          <text:p text:style-name="P20">PL/SQL saves time on design and debugging by strong features, such as exception handling, encapsulation, data hiding, and object-oriented data types.</text:p>
        </text:list-item>
        <text:list-item>
          <text:p text:style-name="P20">Applications written in PL/SQL are fully portable.</text:p>
        </text:list-item>
        <text:list-item>
          <text:p text:style-name="P20">PL/SQL provides high security level.</text:p>
        </text:list-item>
        <text:list-item>
          <text:p text:style-name="P20">PL/SQL provides access to predefined SQL packages.</text:p>
        </text:list-item>
        <text:list-item>
          <text:p text:style-name="P20">PL/SQL provides support for Object-Oriented Programming.</text:p>
        </text:list-item>
        <text:list-item>
          <text:p text:style-name="P20">PL/SQL provides support for Developing Web Applications and Server Pages.</text:p>
        </text:list-item>
      </text:list>
      <text:p text:style-name="P5">PL/SQL block</text:p>
      <text:p text:style-name="P4">PL/SQL is a block-structured language, meaning that PL/SQL programs are divided and written in logical blocks of code.</text:p>
      <text:p text:style-name="Text_20_body"><text:soft-page-break/><text:s text:c="7"/><text:span text:style-name="T3">Basic Structure of PL/SQL block</text:span></text:p>
      <text:p text:style-name="Text_20_body"><text:s text:c="9"/><text:span text:style-name="T2">A PL/SQL block consists of four <text:s/>sub-parts as defined <text:s/>below out of which only one is mandatory. </text:span></text:p>
      <text:p text:style-name="List_20_Heading"><text:span text:style-name="Strong_20_Emphasis"><text:span text:style-name="T2">Header: <text:s/></text:span></text:span><text:span text:style-name="T2">An optional section .Used only for named blocks.</text:span> <text:span text:style-name="T2">It determines the way the named block or <text:s/>program must be called.</text:span> </text:p>
      <text:p text:style-name="List_20_Heading"><text:span text:style-name="Strong_20_Emphasis"><text:span text:style-name="T2">Declaration section : </text:span></text:span><text:span text:style-name="T2">An optional section.</text:span><text:span text:style-name="Strong_20_Emphasis"> </text:span><text:span text:style-name="T2">All</text:span><text:span text:style-name="Strong_20_Emphasis"> </text:span><text:span text:style-name="T2">identifies variables, cursors, and subblocks that are referenced in the execution and <text:s/>exception sections are declared here.</text:span> </text:p>
      <text:p text:style-name="List_20_Heading"><text:span text:style-name="Strong_20_Emphasis"><text:span text:style-name="T2">Execution section: <text:s/></text:span></text:span><text:span text:style-name="T2">This is the mandatory section.Statements the PL/SQL runtime engine will <text:s/>execute at runtime are written here.</text:span> </text:p>
      <text:p text:style-name="List_20_Heading"><text:span text:style-name="Strong_20_Emphasis"><text:span text:style-name="T2">Exception section: <text:s/></text:span></text:span><text:span text:style-name="T2">Optional section.Handles exceptions to normal processing (warnings and error conditions). </text:span><text:s/></text:p>
      <text:p text:style-name="List_20_Heading"><text:s text:c="2"/></text:p>
      <text:p text:style-name="P2"><text:span text:style-name="T3">PL/SQL BLOCK Types:</text:span> </text:p>
      <text:p text:style-name="P2"><text:s text:c="8"/><text:span text:style-name="T2">PL/SQL blocks are of two types.</text:span></text:p>
      <text:list xml:id="list3625301057" text:style-name="L3">
        <text:list-item>
          <text:p text:style-name="P13"><text:span text:style-name="T2">Unnamed Blocks or Anonymous block</text:span> </text:p>
        </text:list-item>
        <text:list-item>
          <text:p text:style-name="P13"><text:span text:style-name="T2">Named Blocks or sub programs - Function,Procedure,Package,Trigger</text:span> </text:p>
        </text:list-item>
      </text:list>
      <text:p text:style-name="P2"><text:span text:style-name="Strong_20_Emphasis"><text:span text:style-name="T2">Structure of Unnamed Block:</text:span></text:span> </text:p>
      <text:p text:style-name="Text_20_body"><text:s text:c="10"/><text:span text:style-name="T2">DECLARE</text:span></text:p>
      <text:p text:style-name="Text_20_body"><text:s text:c="22"/><text:span text:style-name="T2">&lt; declarations section&gt; (optional )</text:span></text:p>
      <text:p text:style-name="Text_20_body"><text:s text:c="9"/><text:span text:style-name="T2">BEGIN</text:span></text:p>
      <text:p text:style-name="Text_20_body"><text:s text:c="22"/><text:span text:style-name="T2">execute at runtime&gt; </text:span></text:p>
      <text:p text:style-name="Text_20_body"><text:s text:c="9"/><text:span text:style-name="T2">EXCEPTION</text:span></text:p>
      <text:p text:style-name="Text_20_body"><text:s text:c="22"/><text:span text:style-name="T2">&lt; exception handling&gt; (optional )</text:span></text:p>
      <text:p text:style-name="Text_20_body"><text:s text:c="8"/><text:span text:style-name="T2">END;</text:span></text:p>
      <text:p text:style-name="Text_20_body"><text:s text:c="3"/><text:span text:style-name="T3">Example:</text:span></text:p>
      <text:p text:style-name="Text_20_body"><text:s text:c="3"/><text:span text:style-name="T2">DECLARE</text:span></text:p>
      <text:p text:style-name="Text_20_body"><text:s text:c="7"/><text:span text:style-name="T2">str varchar2(20):= 'Hello, World!';</text:span></text:p>
      <text:p text:style-name="Text_20_body"><text:s text:c="3"/><text:span text:style-name="T2">BEGIN</text:span></text:p>
      <text:p text:style-name="Text_20_body"><text:s text:c="6"/><text:span text:style-name="T2">dbms_output.put_line(str);</text:span></text:p>
      <text:p text:style-name="Text_20_body"><text:s text:c="3"/><text:span text:style-name="T2">END;</text:span></text:p>
      <text:p text:style-name="Text_20_body"><text:s text:c="3"/>/</text:p>
      <text:p text:style-name="Text_20_body"><text:s text:c="3"/><text:span text:style-name="T3">Data Types </text:span></text:p>
      <text:p text:style-name="P6"><text:soft-page-break/><text:s text:c="6"/><text:span text:style-name="T2">Programmer has to declare every constant, variable, and parameter used in a PL/SQL block with a data type.</text:span></text:p>
      <text:p text:style-name="P6"><text:s text:c="3"/><text:span text:style-name="T3">Categories of data types in PL/SQL</text:span></text:p>
      <text:list xml:id="list3995046738" text:style-name="L4">
        <text:list-item>
          <text:p text:style-name="P35">Predefined data types and subtypes </text:p>
        </text:list-item>
        <text:list-item>
          <text:p text:style-name="P35">User defined subtypes</text:p>
        </text:list-item>
      </text:list>
      <text:p text:style-name="Text_20_body"><text:s text:c="5"/><text:span text:style-name="Strong_20_Emphasis"><text:span text:style-name="T7">Predefined PL/SQL data types are categorised into following categories:</text:span></text:span></text:p>
      <text:list xml:id="list1827724306" text:style-name="L5">
        <text:list-item>
          <text:p text:style-name="P36">Scalar : Single values with no internal components</text:p>
        </text:list-item>
        <text:list-item>
          <text:p text:style-name="P36">Composite : Data items having internal components that are either scalar or composite</text:p>
        </text:list-item>
        <text:list-item>
          <text:p text:style-name="P36">Reference : Pointers to other data items such as REF CURSORs</text:p>
        </text:list-item>
      </text:list>
      <text:p text:style-name="Text_20_body"><text:s text:c="4"/><text:span text:style-name="Strong_20_Emphasis"><text:span text:style-name="T2">Commonly used predefined PL/SQL scalar Data Types are:</text:span></text:span></text:p>
      <text:list xml:id="list2070279566" text:style-name="L6">
        <text:list-item>
          <text:p text:style-name="P21">Numeric : NUMBER etc.</text:p>
        </text:list-item>
        <text:list-item>
          <text:p text:style-name="P21">Characters : CHAR,VARCHAR2 etc.</text:p>
        </text:list-item>
        <text:list-item>
          <text:p text:style-name="P21">Boolean : BOOLEAN</text:p>
        </text:list-item>
        <text:list-item>
          <text:p text:style-name="P21">DateTime: DATE,TIMESTAMP etc.</text:p>
        </text:list-item>
        <text:list-item>
          <text:p text:style-name="P21">LOB : BLOB(binary LOB),CLOB(character LOB) etc.</text:p>
        </text:list-item>
      </text:list>
      <text:p text:style-name="P5">Composite data types:</text:p>
      <text:p text:style-name="Text_20_body"><text:s text:c="5"/><text:span text:style-name="T2">These are data items that have internal components. We can access and manipulate each of these internal components individually.</text:span></text:p>
      <text:p text:style-name="P4">For example, records in a table. Records have fields with different data types.</text:p>
      <text:p text:style-name="P4">We can pass records to subprograms as a single parameter.</text:p>
      <text:list xml:id="list1271749206" text:style-name="L7">
        <text:list-item>
          <text:p text:style-name="P22">%TYPE attribute is used to declare a scalar PL/SQL variables. Use of this attribute ensures the type compatibility between table columns and PL/SQL variables.</text:p>
        </text:list-item>
        <text:list-item>
          <text:p text:style-name="P22">%ROWTYPE attribute is used to declare a record that represents a row in a table or a row from a query result set, without specifying the names and types for the fields.</text:p>
        </text:list-item>
      </text:list>
      <text:p text:style-name="P5">Syntax :</text:p>
      <text:p text:style-name="P5">Variables</text:p>
      <text:p text:style-name="Text_20_body"><text:s text:c="2"/><text:span text:style-name="T2">A variable is nothing but a name given to a storage area that programs can manipulate.</text:span></text:p>
      <text:list xml:id="list4240190076" text:style-name="L8">
        <text:list-item>
          <text:p text:style-name="P23"><text:soft-page-break/>The name of a variable can be a single letter or a combination of letters , numerals, dollar signs, underscores.</text:p>
        </text:list-item>
        <text:list-item>
          <text:p text:style-name="P23">Length pf a variable name should not exceed 30 characters.</text:p>
        </text:list-item>
        <text:list-item>
          <text:p text:style-name="P23">Variable names are not case-sensitive.</text:p>
        </text:list-item>
        <text:list-item>
          <text:p text:style-name="P23">Cannot use a reserved PL/SQL keyword as a variable name.</text:p>
        </text:list-item>
      </text:list>
      <text:p text:style-name="P5">Syntax : </text:p>
      <text:p text:style-name="P4">variable_name [CONSTANT] datatype [NOT NULL] [:= | DEFAULT <text:s text:c="3"/>initial_value]</text:p>
      <text:p text:style-name="P5">Example:</text:p>
      <text:p text:style-name="P4">sales number(10, 2);</text:p>
      <text:p text:style-name="P4">emp_name varchar2(25);</text:p>
      <text:p text:style-name="P4">address1 varchar2(100);</text:p>
      <text:p text:style-name="P5">Initializing Variables in PL/SQL</text:p>
      <text:p text:style-name="P4">When a variable is declared PL/SQL assigns a default value of NULL to the variable.</text:p>
      <text:p text:style-name="P4">Programmer can provide an initial value other than NULL to a variable using assignment operator during declaration.</text:p>
      <text:p text:style-name="P5">Example1: </text:p>
      <text:p text:style-name="P4">My_counter number := 0;</text:p>
      <text:p text:style-name="P4">My_greetings varchar2(20) := 'Have a Good Day';</text:p>
      <text:p text:style-name="P4">Using INTO clause in a SELECT statement programmer can assign values to variables from tables.</text:p>
      <text:p text:style-name="P4">For each item in the SELECT list, there must be a corresponding, type- compatible variable in the INTO list.</text:p>
      <text:p text:style-name="P5">Example2:</text:p>
      <text:p text:style-name="P4">SELECT ename,deptno INTO v_name,v_no FROM Employee.</text:p>
      <text:p text:style-name="P4">Where v_name and v_no are variables declared with the data type same as the data type ename and deptno columns of employee table respectively.</text:p>
      <text:p text:style-name="P5">Example1:</text:p>
      <text:p text:style-name="P4">A complete PL/SQL <text:span text:style-name="T12">b</text:span>lock to print the name and salary of employees from employee table.</text:p>
      <text:p text:style-name="P4">DECLARE</text:p>
      <text:p text:style-name="Text_20_body"><text:s text:c="8"/><text:span text:style-name="T2">empno NUMBER(3); emp_name employee.name%TYPE;</text:span></text:p>
      <text:p text:style-name="Text_20_body"><text:soft-page-break/><text:s text:c="8"/><text:span text:style-name="T2">-- declares a variable emp_nam of type name attribute of employee table.</text:span></text:p>
      <text:p text:style-name="Text_20_body"><text:s text:c="9"/><text:span text:style-name="T2">sal employee.salary%TYPE;</text:span> <text:s text:c="4"/><text:span text:style-name="T2">-- declares a variable sal of type salary attribute of employee table.</text:span></text:p>
      <text:p text:style-name="P4">BEGIN</text:p>
      <text:p text:style-name="Text_20_body"><text:s text:c="7"/><text:span text:style-name="T2">eno := &amp;eno;</text:span></text:p>
      <text:p text:style-name="Text_20_body"><text:s text:c="6"/><text:span text:style-name="T2">SELECT name, salary INTO emp_name, sal FROM employee</text:span></text:p>
      <text:p text:style-name="Text_20_body"><text:s text:c="6"/><text:span text:style-name="T2">WHERE eno=empno;</text:span></text:p>
      <text:p text:style-name="Text_20_body"><text:s text:c="6"/><text:span text:style-name="T2">DBMS_OUTPUT.PUT_LINE(emp_name);</text:span></text:p>
      <text:p text:style-name="Text_20_body"><text:s text:c="6"/><text:span text:style-name="T2">DBMS_OUTPUT.PUT_LINE(salary);</text:span></text:p>
      <text:p text:style-name="P4">END;</text:p>
      <text:p text:style-name="P4">/</text:p>
      <text:p text:style-name="Text_20_body"><text:span text:style-name="Strong_20_Emphasis"><text:span text:style-name="T2">Example2: <text:s/></text:span></text:span></text:p>
      <text:p text:style-name="Text_20_body"><text:span text:style-name="Strong_20_Emphasis"><text:s text:c="6"/></text:span><text:span text:style-name="T2">PL/SQL clock to print the details <text:s/>of employees from employee table.</text:span></text:p>
      <text:p text:style-name="P8">DECLARE</text:p>
      <text:p text:style-name="Text_20_body"><text:span text:style-name="T9"><text:s text:c="8"/></text:span><text:span text:style-name="T10">rs employee%ROWTYPE; <text:s text:c="4"/>-- rs is the variable declared to hold the entire record of Employee table.</text:span></text:p>
      <text:p text:style-name="P8">BEGIN</text:p>
      <text:p text:style-name="P7"><text:s text:c="7"/><text:span text:style-name="T2">SELECT * INTO rs FROM employee WHERE eno=&amp;eno;</text:span></text:p>
      <text:p text:style-name="P7"><text:s text:c="7"/><text:span text:style-name="T2">DBMS_OUTPUT.PUT_LINE(rs)</text:span></text:p>
      <text:p text:style-name="P8">END;</text:p>
      <text:p text:style-name="P9">/</text:p>
      <text:p text:style-name="P5">Operators </text:p>
      <text:p text:style-name="P4">An operator is a symbol that tells the compiler to perform specific mathematical or logical manipulation.</text:p>
      <text:p text:style-name="P4">In PL/SQL , expressions are constructed using operands and operators. An <text:span text:style-name="T11">operand</text:span> is a variable, constant, literal, or function call that contributes a value to an expression.</text:p>
      <text:p text:style-name="P4">An example of a simple arithmetic expression is as below:</text:p>
      <text:p text:style-name="P5">A:=X+Y;</text:p>
      <text:p text:style-name="P4">Here, <text:span text:style-name="T1">A,X,Y </text:span>are variables and := and + are operators.</text:p>
      <text:p text:style-name="P4"><text:span text:style-name="T1">Note:</text:span> Variables must be declared before use.</text:p>
      <text:p text:style-name="P4"><text:soft-page-break/>The following types of operators are supported in PL/SQL.</text:p>
      <text:list xml:id="list503217992" text:style-name="L9">
        <text:list-item>
          <text:p text:style-name="P24">Arithmetic operators : +,,*,/,**</text:p>
        </text:list-item>
        <text:list-item>
          <text:p text:style-name="P24">Relational operators : =,&lt;&gt;,&gt;,&lt;,&lt;=,&gt;=,</text:p>
        </text:list-item>
        <text:list-item>
          <text:p text:style-name="P24">Comparison operators : LIKE,BETWEEN,NULL,IN Logical operators : AND,OR,NOT</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7"/>
      <text:p text:style-name="P10"><text:span text:style-name="Strong_20_Emphasis"><text:span text:style-name="T4">Iterative control statements</text:span></text:span></text:p>
      <text:p text:style-name="Text_20_body"><text:line-break/><text:span text:style-name="T2">There may be a situation a block of code need to be executed several number of times. In general, statements are executed sequentially: The first statement in a function is executed first, followed by the second, and so on.</text:span></text:p>
      <text:p text:style-name="P4">Iterative Control structures are of three types<text:line-break/>a. Simple LOOP<text:line-break/>b. WHILE Loop<text:line-break/>b. FOR Loop</text:p>
      <text:p text:style-name="Text_20_body"><text:line-break/><text:span text:style-name="Strong_20_Emphasis"> </text:span><text:span text:style-name="Strong_20_Emphasis"><text:span text:style-name="T2">a. The Loop control statements</text:span></text:span><text:span text:style-name="T2"><text:line-break/>Loop control statements change execution from its normal sequence. When execution leaves a scope, all automatic objects that were created in that scope are destroyed. PL/SQL supports the following control statements. Labelling loops also helps in taking the control outside a loop.</text:span></text:p>
      <text:p text:style-name="Text_20_body"><text:line-break/> <text:span text:style-name="Strong_20_Emphasis"><text:span text:style-name="T2">EXIT statement</text:span></text:span><text:span text:style-name="T2"> :- The Exit statement completes the loop and control passes to the statement immediately after END LOOP. When the EXIT statement is encountered inside a loop, the loop is immediately terminated and program control moves to the next statement following the loop. If nested loops are used the EXIT statement will stop the execution of the inner loop and starts executing<text:line-break/>the next line of program after the block.</text:span></text:p>
      <text:p text:style-name="Text_20_body"><text:span text:style-name="Strong_20_Emphasis"><text:span text:style-name="T2">Syntax:</text:span></text:span><text:span text:style-name="T2"><text:line-break/> <text:s text:c="8"/>EXIT;</text:span></text:p>
      <text:p text:style-name="Text_20_body"><text:span text:style-name="Strong_20_Emphasis"><text:span text:style-name="T2">EXIT-WHEN statement :- </text:span></text:span><text:span text:style-name="T2">It allows the condition in the WHEN clause to be evaluated. If the condition is true, the loop completes and the control moves to the statement immediately after END LOOP. Until the condition is true, the EXIT WHEN statement acts like a NULL statement, except for evaluating the<text:line-break/>condition, and does not terminate the loop.<text:line-break/>Syntax:<text:line-break/> <text:s text:c="3"/>EXIT WHEN condition;</text:span></text:p>
      <text:p text:style-name="Text_20_body"><text:span text:style-name="Strong_20_Emphasis"><text:span text:style-name="T2">CONTINUE statement :-</text:span></text:span><text:span text:style-name="T2"> Causes the loop to skip the remainder of its body and<text:line-break/>immediately retests its condition prior to reiterating.</text:span></text:p>
      <text:p text:style-name="Text_20_body"><text:span text:style-name="Strong_20_Emphasis"><text:span text:style-name="T2">b. FOR Loop</text:span></text:span></text:p>
      <text:p text:style-name="P4"><text:soft-page-break/>The FOR Loop executes for a specified number of times, defined in the loop definition. Simple FOR loops iterate over a specified range of integers. The number of iterations is known before the loop is entered.</text:p>
      <text:p text:style-name="Text_20_body"><text:span text:style-name="Strong_20_Emphasis"><text:span text:style-name="T2">Syntax:</text:span></text:span><text:span text:style-name="T2"><text:line-break/> <text:s text:c="2"/>FOR counter IN lower_bound .. upper_bound<text:line-break/> <text:s text:c="2"/>LOOP<text:line-break/> <text:s text:c="11"/>Statements;<text:line-break/> <text:s text:c="2"/>END LOOP;</text:span></text:p>
      <text:p text:style-name="Text_20_body"><text:line-break/><text:span text:style-name="T2">A double dot (..) serves as the range operator. The range is evaluated when the FOR loop is first entered and is never re-evaluated. After each iteration, the loop counter is incremented.</text:span></text:p>
      <text:p text:style-name="P4">The initial step is executed first, and only once. This step allows you to declare and initialize any loop control variables. Next, the condition, i.e., lower_bound .. upper_bound is evaluated. If it is TRUE, the body of the loop is executed. If it is FALSE, the body of the loop does not execute and flow of control jumps to the next statement just after the FOR loop. After the body of the FOR loop executes, the value of the counter variable isincreased or decreased. The condition is now evaluated again. If it is TRUE, the loop executes and the process repeats itself . After the condition becomes FALSE, the FORLOOP terminates.</text:p>
      <text:p text:style-name="Text_20_body"><text:span text:style-name="Strong_20_Emphasis"><text:span text:style-name="T2">Example:</text:span></text:span><text:span text:style-name="T2"><text:line-break/>BEGIN<text:line-break/> <text:s text:c="2"/>FOR i IN 1..10<text:line-break/> <text:s text:c="2"/>LOOP<text:line-break/> <text:s text:c="6"/>DBMS_OUTPUT.PUT_LINE(i);<text:line-break/> <text:s text:c="2"/>END LOOP;<text:line-break/>END;</text:span></text:p>
      <text:p text:style-name="Text_20_body"><text:span text:style-name="Strong_20_Emphasis"><text:span text:style-name="T2">Reverse FOR loop</text:span></text:span></text:p>
      <text:p text:style-name="P4">By default, iteration proceeds from the lower_bound to the upper_bound. This order can be reversed by using the REVERSE keyword. In such case, iteration proceeds the other way. After each iteration, the loop counter is decremented.</text:p>
      <text:p text:style-name="Text_20_body"><text:span text:style-name="Strong_20_Emphasis"><text:span text:style-name="T2">Syntax:</text:span></text:span><text:span text:style-name="T2"><text:line-break/>FOR counter REVERSE IN lower_bound .. upper_bound<text:line-break/>LOOP<text:line-break/> <text:s text:c="3"/>Statements;<text:line-break/>END LOOP;</text:span></text:p>
      <text:p text:style-name="Text_20_body"><text:line-break/><text:span text:style-name="Strong_20_Emphasis"><text:span text:style-name="T2">Example:</text:span></text:span></text:p>
      <text:p text:style-name="P4"><text:soft-page-break/>DECLARE<text:line-break/> <text:s text:c="4"/>str VARCHAR2(200);<text:line-break/>BEGIN<text:line-break/> <text:s text:c="4"/>FOR i IN REVERSE 1..50<text:line-break/> <text:s text:c="4"/>LOOP<text:line-break/> <text:s text:c="7"/>str:=str||' '||i;<text:line-break/> <text:s text:c="3"/>END LOOP;<text:line-break/> <text:s text:c="3"/>DBMS_OUTPUT.PUT_LINE(str);<text:line-break/>END;</text:p>
      <text:p text:style-name="Text_20_body"><text:span text:style-name="Strong_20_Emphasis"><text:span text:style-name="T2">c. WHILE Loop</text:span></text:span></text:p>
      <text:p text:style-name="P4">The WHILE-LOOP statement executes the statements in the loop body as long as condition is true.</text:p>
      <text:p text:style-name="Text_20_body"><text:span text:style-name="Strong_20_Emphasis"><text:span text:style-name="T2">Syntax:</text:span></text:span><text:span text:style-name="T2"><text:line-break/>WHILE (conditional statement)<text:line-break/>LOOP<text:line-break/> <text:s text:c="8"/>Statements;<text:line-break/>END LOOP;<text:line-break/>Before each iteration of the LOOP, the condition is evaluated.<text:line-break/>If it is TRUE , statements are executed , then control resumes at the top of the<text:line-break/>loop.<text:line-break/>If it is FALSE , the loop is skipped and control passes to the next statement.</text:span><text:line-break/> </text:p>
      <text:p text:style-name="Text_20_body"><text:span text:style-name="Strong_20_Emphasis"><text:span text:style-name="T2">Example:</text:span></text:span><text:span text:style-name="T2"><text:line-break/>DECLARE<text:line-break/> <text:s text:c="6"/>num1 NUMBER(4):=&amp;num1;<text:line-break/> <text:s text:c="6"/>num2 NUMBER(4):=1;<text:line-break/>BEGIN<text:line-break/> <text:s text:c="5"/>WHILE (num2&lt;=num1)<text:line-break/> <text:s text:c="5"/>LOOP<text:line-break/> <text:s text:c="10"/>DBMS_OUTPUT.PUT_LINE(num2);<text:line-break/> <text:s text:c="10"/>num2:=num2+1;<text:line-break/> <text:s text:c="5"/>END LOOP;<text:line-break/>END;</text:span></text:p>
      <text:p text:style-name="Text_20_body"><text:span text:style-name="T2"/></text:p>
      <text:p text:style-name="Text_20_body"><text:span text:style-name="T2"/></text:p>
      <text:p text:style-name="Text_20_body"><text:span text:style-name="T2"/></text:p>
      <text:p text:style-name="Text_20_body"><text:span text:style-name="T2"/></text:p>
      <text:p text:style-name="P10"><text:soft-page-break/><text:span text:style-name="Strong_20_Emphasis"><text:span text:style-name="T4">Conditional control structures</text:span></text:span></text:p>
      <text:p text:style-name="Text_20_body"><text:line-break/><text:span text:style-name="T2">Conditional control structures allows to control the flow of the execution of the program based on a condition. In programming terms, it means that the statements in the program are not executed sequentially, rather, one group of statements, or another will be executed, depending on how the condition is evaluated.</text:span></text:p>
      <text:p text:style-name="P4">Pl/Sql supports following conditional constructs:</text:p>
      <text:list xml:id="list2085049888" text:style-name="L10">
        <text:list-item>
          <text:p text:style-name="P25">IF-THEN</text:p>
        </text:list-item>
        <text:list-item>
          <text:p text:style-name="P25">IF-THEN –ELSE</text:p>
        </text:list-item>
        <text:list-item>
          <text:p text:style-name="P25">IF-THEN-ELIF</text:p>
        </text:list-item>
        <text:list-item>
          <text:p text:style-name="P25">CASE</text:p>
        </text:list-item>
      </text:list>
      <text:p text:style-name="Text_20_body"><text:span text:style-name="Strong_20_Emphasis"><text:span text:style-name="T2">IF - THEN:</text:span></text:span></text:p>
      <text:p text:style-name="Text_20_body"><text:span text:style-name="Strong_20_Emphasis"><text:s text:c="5"/></text:span><text:span text:style-name="Strong_20_Emphasis"><text:span text:style-name="T2">Syntax: </text:span></text:span><text:span text:style-name="Strong_20_Emphasis"><text:s text:c="12"/></text:span></text:p>
      <text:p text:style-name="Preformatted_20_Text"><text:s text:c="14"/><text:span text:style-name="T2">IF (condition) THAN</text:span></text:p>
      <text:p text:style-name="Preformatted_20_Text"/>
      <text:p text:style-name="Preformatted_20_Text"><text:s text:c="21"/><text:span text:style-name="T2">statements;</text:span></text:p>
      <text:p text:style-name="Preformatted_20_Text"/>
      <text:p text:style-name="P15"><text:s text:c="14"/><text:span text:style-name="T2">END IF;</text:span></text:p>
      <text:p text:style-name="P5">Example:</text:p>
      <text:p text:style-name="P4">DECLARE</text:p>
      <text:p text:style-name="Text_20_body"><text:s text:c="12"/><text:span text:style-name="T2">a number(2) := 0;</text:span></text:p>
      <text:p text:style-name="P4">BEGIN</text:p>
      <text:p text:style-name="Text_20_body"><text:s text:c="8"/><text:span text:style-name="T2">a:= 10; <text:s/>-- check the boolean condition using if statement</text:span></text:p>
      <text:p text:style-name="Text_20_body"><text:s text:c="7"/><text:span text:style-name="T2">IF( a &lt; 20 ) THEN</text:span></text:p>
      <text:p text:style-name="Text_20_body"><text:s text:c="17"/><text:span text:style-name="T2">-- if condition is true then print the following</text:span></text:p>
      <text:p text:style-name="Text_20_body"><text:s text:c="14"/><text:span text:style-name="T2">dbms_output.put_line('a is less than 20 ' );</text:span></text:p>
      <text:p text:style-name="Text_20_body"><text:s text:c="6"/><text:span text:style-name="T2">END IF;</text:span></text:p>
      <text:p text:style-name="Text_20_body"><text:s text:c="5"/><text:span text:style-name="T2">dbms_output.put_line('value of a is : ' || a);</text:span></text:p>
      <text:p text:style-name="P4">END;</text:p>
      <text:p text:style-name="P4">/</text:p>
      <text:p text:style-name="Text_20_body"><text:span text:style-name="Strong_20_Emphasis"><text:span text:style-name="T2">IF - THEN - ELSE:</text:span></text:span></text:p>
      <text:p text:style-name="Text_20_body"><text:s text:c="9"/><text:span text:style-name="Strong_20_Emphasis"><text:span text:style-name="T2">Syntax:</text:span></text:span></text:p>
      <text:p text:style-name="Text_20_body"><text:soft-page-break/><text:span text:style-name="Strong_20_Emphasis"><text:s text:c="16"/></text:span><text:span text:style-name="T2">IF (condition) THAN</text:span></text:p>
      <text:p text:style-name="Text_20_body"><text:s text:c="18"/><text:span text:style-name="T2">statements; </text:span></text:p>
      <text:p text:style-name="Text_20_body"><text:s text:c="13"/><text:span text:style-name="T2">ELSE</text:span></text:p>
      <text:p text:style-name="Text_20_body"><text:s text:c="18"/><text:span text:style-name="T2">Statements;</text:span></text:p>
      <text:p text:style-name="Text_20_body"><text:s text:c="12"/><text:span text:style-name="T2">END IF;</text:span><text:span text:style-name="Strong_20_Emphasis"> <text:s/></text:span></text:p>
      <text:p text:style-name="P5">Example:</text:p>
      <text:p text:style-name="P4">DECLARE</text:p>
      <text:p text:style-name="Text_20_body"><text:s text:c="10"/><text:span text:style-name="T2">a number(3) := 0;</text:span></text:p>
      <text:p text:style-name="P4">BEGIN</text:p>
      <text:p text:style-name="Text_20_body"><text:s text:c="10"/><text:span text:style-name="T2">a:=&amp;a;</text:span></text:p>
      <text:p text:style-name="Text_20_body"><text:s text:c="10"/><text:span text:style-name="T2">-- check the boolean condition using if statement</text:span></text:p>
      <text:p text:style-name="Text_20_body"><text:s text:c="9"/><text:span text:style-name="T2">IF( a &lt; 20 ) THEN</text:span></text:p>
      <text:p text:style-name="Text_20_body"><text:s text:c="16"/><text:span text:style-name="T2">-- if condition is true then print the following</text:span></text:p>
      <text:p text:style-name="Text_20_body"><text:s text:c="17"/><text:span text:style-name="T2">dbms_output.put_line('a is less than 20 ' );</text:span></text:p>
      <text:p text:style-name="Text_20_body"><text:s text:c="9"/><text:span text:style-name="T2">ELSE</text:span></text:p>
      <text:p text:style-name="Text_20_body"><text:s text:c="16"/><text:span text:style-name="T2">dbms_output.put_line('a is not less than 20 ' );</text:span></text:p>
      <text:p text:style-name="Text_20_body"><text:s text:c="9"/><text:span text:style-name="T2">END IF;</text:span></text:p>
      <text:p text:style-name="Text_20_body"><text:s text:c="8"/><text:span text:style-name="T2">dbms_output.put_line('value of a is : ' || a);</text:span></text:p>
      <text:p text:style-name="P4">END;</text:p>
      <text:p text:style-name="P4">/</text:p>
      <text:p text:style-name="P5">IF-THEN- ELIF:</text:p>
      <text:p text:style-name="Text_20_body"><text:s text:c="12"/><text:span text:style-name="T3">Syntax:</text:span></text:p>
      <text:p text:style-name="Text_20_body"><text:s text:c="13"/><text:span text:style-name="T3">I</text:span><text:span text:style-name="T2">F (condition) THAN</text:span></text:p>
      <text:p text:style-name="Text_20_body"><text:s text:c="18"/><text:span text:style-name="T2">statements; </text:span></text:p>
      <text:p text:style-name="Text_20_body"><text:s text:c="13"/><text:span text:style-name="T2">ELSIF (condition) THEN</text:span></text:p>
      <text:p text:style-name="Text_20_body"><text:s text:c="18"/><text:span text:style-name="T2">Statements;</text:span></text:p>
      <text:p text:style-name="Text_20_body"><text:s text:c="13"/><text:span text:style-name="T2">ELSE</text:span></text:p>
      <text:p text:style-name="Text_20_body"><text:s text:c="19"/><text:span text:style-name="T2">Statements; </text:span></text:p>
      <text:p text:style-name="Text_20_body"><text:s text:c="12"/><text:span text:style-name="T2">END IF;</text:span><text:span text:style-name="Strong_20_Emphasis"> <text:s/></text:span></text:p>
      <text:p text:style-name="P5"><text:soft-page-break/>Example:</text:p>
      <text:p text:style-name="P4">DECLARE</text:p>
      <text:p text:style-name="Text_20_body"><text:s text:c="11"/><text:span text:style-name="T2">a number(3) := 0;</text:span></text:p>
      <text:p text:style-name="P4">BEGIN</text:p>
      <text:p text:style-name="Text_20_body"><text:s text:c="9"/><text:span text:style-name="T2">a:=&amp;a;</text:span></text:p>
      <text:p text:style-name="Text_20_body"><text:s text:c="7"/><text:span text:style-name="T2">IF ( a = 10 ) THEN</text:span></text:p>
      <text:p text:style-name="Text_20_body"><text:s text:c="13"/><text:span text:style-name="T2">dbms_output.put_line('Value of a is 10' );</text:span></text:p>
      <text:p text:style-name="Text_20_body"><text:s text:c="6"/><text:span text:style-name="T2">ELSIF ( a = 20 ) THEN</text:span></text:p>
      <text:p text:style-name="Text_20_body"><text:s text:c="14"/><text:span text:style-name="T2">dbms_output.put_line('Value of a is 20' );</text:span></text:p>
      <text:p text:style-name="Text_20_body"><text:s text:c="6"/><text:span text:style-name="T2">ELSIF ( a = 30 ) THEN</text:span></text:p>
      <text:p text:style-name="Text_20_body"><text:s text:c="13"/><text:span text:style-name="T2">dbms_output.put_line('Value of a is 30' );</text:span></text:p>
      <text:p text:style-name="Text_20_body"><text:s text:c="7"/><text:span text:style-name="T2">ELSE</text:span></text:p>
      <text:p text:style-name="Text_20_body"><text:s text:c="14"/><text:span text:style-name="T2">dbms_output.put_line('None of the values is matching');</text:span></text:p>
      <text:p text:style-name="Text_20_body"><text:s text:c="6"/><text:span text:style-name="T2">END IF;</text:span></text:p>
      <text:p text:style-name="Text_20_body"><text:s text:c="5"/><text:span text:style-name="T2">dbms_output.put_line('Exact value of a is: '|| a );</text:span></text:p>
      <text:p text:style-name="P4">END;</text:p>
      <text:p text:style-name="P4">/</text:p>
      <text:p text:style-name="Text_20_body"><text:span text:style-name="Strong_20_Emphasis"><text:span text:style-name="T2">CASE statement:</text:span></text:span><text:span text:style-name="T2"><text:line-break/>The CASE statement selects one sequence of statement to execute similar to IF. The expression is evaluated once and its value is matched with several blocks whichever block matches first , that is evaluated.</text:span></text:p>
      <text:p text:style-name="Text_20_body"><text:span text:style-name="Strong_20_Emphasis"><text:span text:style-name="T2">Syntax:</text:span></text:span></text:p>
      <text:p text:style-name="P4">CASE selector<text:line-break/>WHEN expression1 THEN</text:p>
      <text:p text:style-name="Text_20_body"><text:s text:c="13"/><text:span text:style-name="T2">Statement 1;<text:line-break/>WHEN expression2 THEN<text:line-break/> <text:s text:c="12"/>Statement 2;<text:line-break/>ELSE</text:span></text:p>
      <text:p text:style-name="Text_20_body"><text:s text:c="13"/><text:span text:style-name="T2">Statement n;</text:span></text:p>
      <text:p text:style-name="P4">END CASE;</text:p>
      <text:p text:style-name="Text_20_body"><text:line-break/><text:span text:style-name="T2">The reserved word CASE marks the beginning of the CASE statement.<text:line-break/></text:span><text:soft-page-break/><text:span text:style-name="T2">The 'selector' is a value that determines , which WHEN clause should be executed. It is evaluated only once for the whole selection process.<text:line-break/>Each WHEN clause contains an expression and one or more executable statements associated with it.</text:span></text:p>
      <text:p text:style-name="P4">The ELSE clause is an optional statement.</text:p>
      <text:p text:style-name="Text_20_body"><text:span text:style-name="Strong_20_Emphasis"><text:span text:style-name="T2">Example:</text:span></text:span></text:p>
      <text:p text:style-name="P4">DECLARE<text:line-break/> <text:s text:c="3"/>grade varchar2(1):='A';<text:line-break/>BEGIN<text:line-break/> <text:s text:c="2"/>grade:=&amp;grade;<text:line-break/> <text:s text:c="2"/>CASE grade<text:line-break/> <text:s text:c="4"/>WHEN 'A' THEN </text:p>
      <text:p text:style-name="Text_20_body"><text:s text:c="12"/><text:span text:style-name="T2">dbms_output.put_line('Excellent');<text:line-break/> <text:s text:c="4"/>WHEN 'B' THEN </text:span></text:p>
      <text:p text:style-name="Text_20_body"><text:s text:c="12"/><text:span text:style-name="T2">dbms_output.put_line('Very Good');<text:line-break/> <text:s text:c="4"/>WHEN 'C' THEN </text:span></text:p>
      <text:p text:style-name="Text_20_body"><text:s text:c="13"/><text:span text:style-name="T2">dbms_output.put_line('Good');<text:line-break/> <text:s text:c="4"/>WHEN 'D' THEN </text:span></text:p>
      <text:p text:style-name="Text_20_body"><text:s text:c="13"/><text:span text:style-name="T2">dbms_output.put_line('Fair');<text:line-break/> <text:s text:c="4"/>WHEN 'F' THEN </text:span></text:p>
      <text:p text:style-name="Text_20_body"><text:s text:c="12"/><text:span text:style-name="T2">dbms_output.put_line('Poor');<text:line-break/> <text:s text:c="4"/>ELSE </text:span></text:p>
      <text:p text:style-name="Text_20_body"><text:s text:c="13"/><text:span text:style-name="T2">dbms_output.put_line('No such grade');<text:line-break/> <text:s/>END CASE;<text:line-break/>END;<text:line-break/>/</text:span></text:p>
      <text:p text:style-name="Text_20_body"><text:span text:style-name="Strong_20_Emphasis"><text:span text:style-name="T2">GOTO statement:</text:span></text:span></text:p>
      <text:p text:style-name="P4">GOTO provides the ability to jump through a program from one place to another. It is better to have a limited usage of GOTO in program code. When a jump is proposed using GOTO , it is associated with an appropriate<text:line-break/>label.</text:p>
      <text:p text:style-name="P4">The GOTO statement branches to a label unconditionally.</text:p>
      <text:p text:style-name="P4">The label must be unique within its scope and must precede an executable statement.</text:p>
      <text:p text:style-name="P4">When executed, the GOTO statement transfers the control to the labelled statements or block.</text:p>
      <text:p text:style-name="P4"><text:soft-page-break/>The labelled statement or block can be down or up in the sequence of statements.</text:p>
      <text:p text:style-name="P4">The labels are enclosed between angular brackets &lt;&lt; and &gt;&gt;</text:p>
      <text:p text:style-name="Text_20_body"><text:span text:style-name="Strong_20_Emphasis"><text:span text:style-name="T2">Syntax:</text:span></text:span><text:span text:style-name="T2"> </text:span></text:p>
      <text:p text:style-name="Text_20_body"><text:s text:c="2"/><text:span text:style-name="T2">GOTO label_name;</text:span></text:p>
      <text:p text:style-name="Text_20_body"><text:span text:style-name="Strong_20_Emphasis"><text:span text:style-name="T2">Example:</text:span></text:span><text:span text:style-name="T2"><text:line-break/>DECLARE<text:line-break/> <text:s text:c="7"/>num NUMBER(2) := 1;<text:line-break/>BEGIN </text:span></text:p>
      <text:p text:style-name="Text_20_body"><text:s text:c="4"/><text:span text:style-name="T2">LOOP<text:line-break/> <text:s text:c="7"/>num := num+1;</text:span></text:p>
      <text:p text:style-name="Text_20_body"><text:s text:c="7"/><text:span text:style-name="T2">IF <text:s/>num &gt; 5 THEN<text:line-break/> <text:s text:c="15"/>GOTO 1_ENDOFLOOP; -- print num 5 times<text:line-break/> <text:s text:c="6"/>END IF;<text:line-break/> <text:s text:c="6"/>DBMS_OUTPUT.PUT_LINE('value = ' || );<text:line-break/> <text:s/>END LOOP;</text:span></text:p>
      <text:p text:style-name="P4">END;</text:p>
      <text:p text:style-name="P4">PL/SQL enforces some restrictions while using GOTO.</text:p>
      <text:p text:style-name="P4">It is illegal to use GOTO to branch into:</text:p>
      <text:list xml:id="list329602153" text:style-name="L11">
        <text:list-item>
          <text:p text:style-name="P78"><text:span text:style-name="T2">an inner block</text:span> </text:p>
        </text:list-item>
        <text:list-item>
          <text:p text:style-name="P78"><text:span text:style-name="T2">a loop</text:span> </text:p>
        </text:list-item>
        <text:list-item>
          <text:p text:style-name="P78"><text:span text:style-name="T2">an IF statement</text:span> </text:p>
        </text:list-item>
        <text:list-item>
          <text:p text:style-name="P50"><text:span text:style-name="T2">an exception</text:span> </text:p>
        </text:list-item>
      </text:list>
      <text:p text:style-name="P4"/>
      <text:p text:style-name="P4"/>
      <text:p text:style-name="P4"/>
      <text:p text:style-name="P4"/>
      <text:p text:style-name="P4"/>
      <text:p text:style-name="P4"/>
      <text:p text:style-name="P4"/>
      <text:p text:style-name="P4"/>
      <text:p text:style-name="P4"/>
      <text:p text:style-name="P4"/>
      <text:p text:style-name="P17"><text:soft-page-break/></text:p>
      <text:h text:style-name="P11" text:outline-level="2"><text:span text:style-name="Strong_20_Emphasis"><text:span text:style-name="T4">Introduction to Cursors</text:span></text:span></text:h>
      <text:p text:style-name="P4"><text:span text:style-name="T13">For processing an SQL statement, </text:span>oracle needs to allocate memory called context area. A cursor is a pointer to this context area. PL/SQL controls the context area through a cursor.</text:p>
      <text:p text:style-name="P52">Cursor contains information on a select statement and the rows accessed by it. This temporary work area is used to store the data retrieved from the database and manipulate this data. </text:p>
      <text:p text:style-name="P52">The set of rows the cursor holds is referred to as the active set. </text:p>
      <text:h text:style-name="P12" text:outline-level="2"><text:span text:style-name="Strong_20_Emphasis"><text:span text:style-name="T2">Types of Cursors:</text:span></text:span></text:h>
      <text:p text:style-name="P4">There are two types of cursors.</text:p>
      <text:p text:style-name="P52">a) Implicit Cursors </text:p>
      <text:list xml:id="list912389196" text:style-name="L12">
        <text:list-item>
          <text:p text:style-name="P53">Oracle automatically creates an implicit cursor for all DML (INSERT, UPDATE and DELETE) and Select statements </text:p>
        </text:list-item>
        <text:list-item>
          <text:p text:style-name="P53">Programmers cannot control the implicit cursors and the information in it. </text:p>
        </text:list-item>
        <text:list-item>
          <text:p text:style-name="P53">For INSERT operations, the cursor holds the data that to be inserted.</text:p>
        </text:list-item>
        <text:list-item>
          <text:p text:style-name="P53">For UPDATE and DELETE operations, the cursor identify the rows that are affected. </text:p>
        </text:list-item>
      </text:list>
      <text:p text:style-name="P4">PL/SQL implicit cursor is SQL. </text:p>
      <text:p text:style-name="P4">Attributes of the SQL cursor are:</text:p>
      <text:p text:style-name="P4">%FOUND: Returns TRUE if an INSERT, UPDATE, or DELETE statement affected one or more rows or a SELECT INTO statement returned one or more rows. Otherwise, it returns FALSE.</text:p>
      <text:p text:style-name="P4">%ISOPEN: It returns TRUE if an INSERT, UPDATE, or DELETE statement affected no rows, or a SELECT INTO statement returned no rows. Otherwise, it returns FALSE.</text:p>
      <text:p text:style-name="P4">%NOTFOUND: Returns FALSE for implicit cursors, because Oracle closes the SQL cursor automatically after executing its associated SQL statement. It returns TRUE for explicit cursor if the cursor is open, otherwise returns FALSE.</text:p>
      <text:p text:style-name="P4">%ROWCOUNT: Returns the number of rows affected by an INSERT, UPDATE, or DELETE statement, or returned by a SELECT INTO statement.</text:p>
      <text:p text:style-name="Text_20_body"><text:span text:style-name="Strong_20_Emphasis"><text:span text:style-name="T2">Example: </text:span></text:span><text:span text:style-name="T2">To update the salary of all employees in the Employee table and print the count of rows updated or if the table is empty print ‘no employees selected’.</text:span></text:p>
      <text:p text:style-name="P4"><text:soft-page-break/>Employee table has the following structure.</text:p>
      <text:p text:style-name="Text_20_body"><text:span text:style-name="Strong_20_Emphasis"><text:span text:style-name="T16">Employee(eno number(3),ename varchar2(20),salary number(6)); </text:span></text:span></text:p>
      <text:p text:style-name="P27">DECLARE </text:p>
      <text:p text:style-name="Text_20_body"><text:s text:c="12"/><text:span text:style-name="T2">total_rows number(2); </text:span></text:p>
      <text:p text:style-name="P4">BEGIN</text:p>
      <text:p text:style-name="Text_20_body"><text:s text:c="11"/><text:span text:style-name="T2">UPDATE employee SET salary = salary + 500; </text:span></text:p>
      <text:p text:style-name="Text_20_body"><text:s text:c="11"/><text:span text:style-name="T2">IF sql%notfound THEN </text:span></text:p>
      <text:p text:style-name="Text_20_body"><text:s text:c="20"/><text:span text:style-name="T2">dbms_output.put_line('no employee selected');</text:span></text:p>
      <text:p text:style-name="Text_20_body"><text:s text:c="11"/><text:span text:style-name="T2">ELSIF sql%found THEN </text:span></text:p>
      <text:p text:style-name="Text_20_body"><text:s text:c="19"/><text:span text:style-name="T2">total_rows := sql%rowcount ;</text:span></text:p>
      <text:p text:style-name="Text_20_body"><text:s text:c="18"/><text:span text:style-name="T2">dbms_output.put_line( total_rows || ' employees selected '); </text:span></text:p>
      <text:p text:style-name="Text_20_body"><text:s text:c="10"/><text:span text:style-name="T2">END IF; </text:span></text:p>
      <text:p text:style-name="P4">END; </text:p>
      <text:p text:style-name="P4">/<text:span text:style-name="T20">NT</text:span></text:p>
      <text:p text:style-name="P52">b) Explicit Cursors:</text:p>
      <text:list xml:id="list1577357318" text:style-name="L13">
        <text:list-item>
          <text:p text:style-name="P54">Cursors declared by the programmer for Queries that return more than one row.</text:p>
        </text:list-item>
        <text:list-item>
          <text:p text:style-name="P54">Declared and managed by the programmer and manipulated through specific statements in the blocks.</text:p>
        </text:list-item>
      </text:list>
      <text:list xml:id="list2529033522" text:style-name="L14">
        <text:list-item>
          <text:p text:style-name="P28">Defined in the declaration section of the PL/SQL Block. </text:p>
        </text:list-item>
      </text:list>
      <text:list xml:id="list4018805107" text:style-name="L15">
        <text:list-item>
          <text:p text:style-name="P29">Used in PL/SQL where we have a Select statement that returns multiple rows called the Active Set.</text:p>
        </text:list-item>
      </text:list>
      <text:list xml:id="list732333107" text:style-name="L16">
        <text:list-item>
          <text:p text:style-name="P30">The size of the active set meets the search criteria in the select statement.</text:p>
        </text:list-item>
      </text:list>
      <text:p text:style-name="P52">All the cursor attributes available for implicit cursors will work on explicit cursors in the same manner.</text:p>
      <text:p text:style-name="P52">Following are the steps to be followed to use an explicit cursor.</text:p>
      <text:p text:style-name="Text_20_body"><text:span text:style-name="Strong_20_Emphasis"><text:span text:style-name="T2">Step</text:span></text:span><text:span text:style-name="Strong_20_Emphasis"> </text:span><text:span text:style-name="Strong_20_Emphasis"><text:span text:style-name="T15">1</text:span></text:span><text:span text:style-name="T15">. Declare a Cursor </text:span></text:p>
      <text:p text:style-name="P52">In the declarative section of PL/SQL block, declare the cursor by naming it and defining the structure of Query to be associated with it.</text:p>
      <text:p text:style-name="P52">Syntax:</text:p>
      <text:p text:style-name="P52">CURSOR </text:p>
      <text:p text:style-name="P52"><text:soft-page-break/>Example:</text:p>
      <text:p text:style-name="P52">CURSOR cur_emp IS SELECT emp_ID,emp_name,emp_salary from employees;</text:p>
      <text:p text:style-name="Text_20_body"><text:span text:style-name="Strong_20_Emphasis"><text:span text:style-name="T2">Step </text:span></text:span><text:span text:style-name="Strong_20_Emphasis"><text:span text:style-name="T15">2</text:span></text:span><text:span text:style-name="T15">. Open the Cursor</text:span></text:p>
      <text:p text:style-name="P52">Open statement allocates the memory for the cursor and makes it ready for fetching the rows returned by the SQL statement into it. </text:p>
      <text:p text:style-name="P52">Syntax :</text:p>
      <text:p text:style-name="P51"><text:s text:c="5"/><text:span text:style-name="T2">OPEN cursor_name </text:span></text:p>
      <text:p text:style-name="Text_20_body"><text:span text:style-name="Strong_20_Emphasis"><text:span text:style-name="T15">Example: </text:span></text:span><text:span text:style-name="T15">To open declared in the previous step.</text:span></text:p>
      <text:p text:style-name="P52">OPEN cur_emp;</text:p>
      <text:p text:style-name="Text_20_body"><text:span text:style-name="Strong_20_Emphasis"><text:span text:style-name="T15">Step 3.</text:span></text:span><text:span text:style-name="T15"> Fetch data from the Cursor</text:span></text:p>
      <text:p text:style-name="P52">The Fetch statement retrieves the rows from the cursor one at a time.</text:p>
      <text:p text:style-name="P52">Advances the pointer to the next row in the active set.</text:p>
      <text:p text:style-name="P52">Syntax:</text:p>
      <text:p text:style-name="P52">FETCH </text:p>
      <text:p text:style-name="P52">Include the same number of variables in the variable list as the number of columns selected in cursor definition.</text:p>
      <text:p text:style-name="P52">Example: To fetch the Rows from the cursor cur_emp opened in the previous statement.</text:p>
      <text:p text:style-name="P52">FETCH cur_emp INTO v_id,v_name,v_salary;</text:p>
      <text:p text:style-name="Text_20_body"><text:s/></text:p>
      <text:p text:style-name="P52">V_id,v_name,v_salary are declared in DECLARATION section.</text:p>
      <text:p text:style-name="Text_20_body"><text:s/></text:p>
      <text:p text:style-name="Text_20_body"><text:span text:style-name="Strong_20_Emphasis"><text:span text:style-name="T15">Step 4.</text:span></text:span><text:span text:style-name="T15"> Close the Cursor</text:span></text:p>
      <text:p text:style-name="P52">Close statement disables the cursor, releases the context area and undefined the active set.</text:p>
      <text:p text:style-name="Text_20_body"><text:span text:style-name="Strong_20_Emphasis"><text:span text:style-name="T15">Syntax :</text:span></text:span></text:p>
      <text:p text:style-name="P52">CLOSE cursore_Name</text:p>
      <text:p text:style-name="Text_20_body"><text:span text:style-name="Strong_20_Emphasis"><text:span text:style-name="T15">Example: </text:span></text:span><text:span text:style-name="T15">To close the cursor used in previous steps.</text:span></text:p>
      <text:p text:style-name="P52">CLOSE cur_emp;</text:p>
      <text:p text:style-name="P52">Following are examples to illustrate the concepts of explicit cursors</text:p>
      <text:p text:style-name="Text_20_body"><text:soft-page-break/><text:span text:style-name="Strong_20_Emphasis"><text:span text:style-name="T15">Example1:</text:span></text:span><text:span text:style-name="T15"> To declare cursor to select all records from employee table and print the values . Employee table has following structure:</text:span></text:p>
      <text:p text:style-name="P55">Employee(eno number(3),ename varchar2(20),salary number(6)); </text:p>
      <text:p text:style-name="P55">DECLARE</text:p>
      <text:p text:style-name="P51"><text:s text:c="11"/><text:span text:style-name="T2">CURSOR c1 IS select * from employee;</text:span></text:p>
      <text:p text:style-name="P51"><text:s text:c="11"/><text:span text:style-name="T2">c employee%rowtype;</text:span></text:p>
      <text:p text:style-name="P52">BEGIN</text:p>
      <text:p text:style-name="P51"><text:s text:c="10"/><text:span text:style-name="T2">OPEN c1;</text:span></text:p>
      <text:p text:style-name="P51"><text:s text:c="8"/><text:span text:style-name="T2">Loop</text:span></text:p>
      <text:p text:style-name="P51"><text:s text:c="14"/><text:span text:style-name="T2">FETCH c1 into c;</text:span></text:p>
      <text:p text:style-name="P51"><text:s text:c="13"/><text:span text:style-name="T2">Exit when c1%notfound;</text:span></text:p>
      <text:p text:style-name="P51"><text:s text:c="12"/><text:span text:style-name="T2">dbms_output.put_line('Employee Number: '||c.eno);</text:span></text:p>
      <text:p text:style-name="P51"><text:s text:c="12"/><text:span text:style-name="T2">dbms_output.put_line('Employee Name: '||c.ename);</text:span></text:p>
      <text:p text:style-name="P51"><text:s text:c="12"/><text:span text:style-name="T2">dbms_output.put_line('Employee Salary: ‘||c.salary);</text:span></text:p>
      <text:p text:style-name="P51"><text:s text:c="7"/><text:span text:style-name="T2">End Loop;</text:span></text:p>
      <text:p text:style-name="P51"><text:s text:c="7"/><text:span text:style-name="T2">CLOSE c1;</text:span></text:p>
      <text:p text:style-name="P52">END;</text:p>
      <text:p text:style-name="P52">/</text:p>
      <text:p text:style-name="Text_20_body"><text:span text:style-name="Strong_20_Emphasis"><text:span text:style-name="T15">Example2 </text:span></text:span><text:span text:style-name="T15">: To print the employee number and name of those employee who gets salary more than 20000.</text:span></text:p>
      <text:p text:style-name="P52">DECLARE</text:p>
      <text:p text:style-name="P51"><text:s text:c="9"/><text:span text:style-name="T2">CURSOR c1 IS select eno,ename from employee where salary&gt;20000;</text:span></text:p>
      <text:p text:style-name="P51"><text:s text:c="9"/><text:span text:style-name="T2">c employee%rowtype;</text:span></text:p>
      <text:p text:style-name="P52">BEGIN</text:p>
      <text:p text:style-name="P51"><text:s text:c="9"/><text:span text:style-name="T2">OPEN c1;</text:span></text:p>
      <text:p text:style-name="P51"><text:s text:c="8"/><text:span text:style-name="T2">Loop</text:span></text:p>
      <text:p text:style-name="P51"><text:s text:c="12"/><text:span text:style-name="T2">FETCH c1 into c;</text:span></text:p>
      <text:p text:style-name="P51"><text:s text:c="12"/><text:span text:style-name="T2">Exit when c1%notfound;</text:span></text:p>
      <text:p text:style-name="P51"><text:s text:c="11"/><text:span text:style-name="T2">dbms_output.put_line('Employee Number: '||c.eno);</text:span></text:p>
      <text:p text:style-name="P51"><text:s text:c="11"/><text:span text:style-name="T2">dbms_output.put_line('Employee Name: '||c.ename);</text:span></text:p>
      <text:p text:style-name="P51"><text:soft-page-break/><text:s text:c="11"/><text:span text:style-name="T2">dbms_output.put_line('Employee Salary: ‘||c.salary);</text:span></text:p>
      <text:p text:style-name="P51"><text:s text:c="7"/><text:span text:style-name="T2">End Loop;</text:span></text:p>
      <text:p text:style-name="P51"><text:s text:c="7"/><text:span text:style-name="T2">CLOSE c1;</text:span></text:p>
      <text:p text:style-name="Text_20_body"><text:span text:style-name="T15">END;</text:span></text:p>
      <text:p text:style-name="Standard"><text:span text:style-name="T15"/></text:p>
      <text:p text:style-name="Text_20_body"><text:span text:style-name="Strong_20_Emphasis"><text:span text:style-name="T15">Parameterized Cursor</text:span></text:span><text:span text:style-name="T15"><text:line-break/> <text:s text:c="18"/>We can send any number of parameters to cursors. Supplying a value to the query dynamically in the where condition is cursor Parameter.</text:span></text:p>
      <text:p text:style-name="Text_20_body"><text:line-break/><text:span text:style-name="Strong_20_Emphasis"><text:span text:style-name="T2">Declaring a Parameterized Cursor:</text:span></text:span><text:span text:style-name="T2"><text:line-break/> <text:s text:c="22"/>CURSOR cursor_name(parameter_list) <text:s text:c="2"/>IS</text:span></text:p>
      <text:p text:style-name="Text_20_body"><text:span text:style-name="Strong_20_Emphasis"><text:span text:style-name="T2">Opening a Parameterized Cursor:</text:span></text:span><text:span text:style-name="T2"><text:line-break/> <text:s text:c="20"/>OPEN (Value/Variable/Expression);</text:span></text:p>
      <text:p text:style-name="Text_20_body"><text:span text:style-name="Strong_20_Emphasis"><text:span text:style-name="T2">Example:</text:span></text:span></text:p>
      <text:p text:style-name="Text_20_body"><text:span text:style-name="T2">DECLARE<text:line-break/> <text:s text:c="15"/>CURSOR c1 (p_dept_id) IS select * from employee where deptno = p_deptid;<text:line-break/> <text:s text:c="14"/>c employee%rowtype;<text:line-break/> <text:s text:c="14"/>v_dept_id number;<text:line-break/>BEGIN<text:line-break/> <text:s text:c="13"/>v_dept_id :=20;<text:line-break/> <text:s text:c="13"/>OPEN c1(v_dept_id);<text:line-break/> <text:s text:c="13"/>Loop<text:line-break/> <text:s text:c="19"/>FETCH c1 into c;<text:line-break/> <text:s text:c="19"/>Exit when c1%notfound;<text:line-break/> <text:s text:c="18"/>dbms_output.put_line('Employee Number: '||c.eno);<text:line-break/> <text:s text:c="18"/>dbms_output.put_line('Employee Name: '||c.ename);<text:line-break/> <text:s text:c="13"/>End Loop;<text:line-break/> <text:s text:c="13"/>CLOSE c1;<text:line-break/>END;</text:span></text:p>
      <text:p text:style-name="Standard"><text:span text:style-name="T2"/></text:p>
      <text:p text:style-name="Text_20_body"><text:span text:style-name="Strong_20_Emphasis"><text:span text:style-name="T2">Cursor FOR Loops</text:span></text:span></text:p>
      <text:list xml:id="list1187193675" text:style-name="L17">
        <text:list-item>
          <text:p text:style-name="P79"><text:span text:style-name="T2">The Cursor FOR Loop is a shortcut to process explicit cursors.</text:span> </text:p>
        </text:list-item>
        <text:list-item>
          <text:p text:style-name="P79"><text:span text:style-name="T2">Implicit Open,Fetch,Exit and Close Occurs.</text:span> </text:p>
        </text:list-item>
        <text:list-item>
          <text:p text:style-name="P70"><text:span text:style-name="T2">Record is implicitly declared.</text:span> </text:p>
        </text:list-item>
      </text:list>
      <text:p text:style-name="Text_20_body"><text:span text:style-name="Strong_20_Emphasis"><text:span text:style-name="T2">Syntax:</text:span></text:span></text:p>
      <text:p text:style-name="Text_20_body"><text:soft-page-break/><text:s text:c="12"/><text:span text:style-name="T2">For record_name IN cursor_name Loop<text:line-break/> <text:s text:c="20"/>Statement 1;<text:line-break/> <text:s text:c="20"/>Statement 2;<text:line-break/> <text:s text:c="21"/>…..<text:line-break/> <text:s text:c="10"/>End Loop;</text:span><text:line-break/><text:span text:style-name="T2">Where , </text:span></text:p>
      <text:p text:style-name="Text_20_body"><text:s/><text:span text:style-name="Strong_20_Emphasis"><text:span text:style-name="T2">record_name</text:span></text:span><text:span text:style-name="T2"> - <text:s/>is <text:s/>the name of the index that the cursor </text:span><text:span text:style-name="Source_20_Text"><text:span text:style-name="T2">FOR LOOP</text:span></text:span><text:span text:style-name="T2"> statement declares implicitly as a </text:span><text:span text:style-name="Source_20_Text"><text:span text:style-name="T2">%ROWTYPE</text:span></text:span><text:span text:style-name="T2"> record variable of the type of the cursor.</text:span><text:line-break/> <text:span text:style-name="T2">c</text:span><text:span text:style-name="Strong_20_Emphasis"><text:span text:style-name="T2">ursor_name </text:span></text:span><text:span text:style-name="T2">– is a PL/SQL <text:s/>identifier for the previously declared cursor.</text:span></text:p>
      <text:p text:style-name="Text_20_body"><text:span text:style-name="Strong_20_Emphasis"><text:span text:style-name="T2">Example:</text:span></text:span></text:p>
      <text:p text:style-name="Text_20_body"><text:s text:c="3"/><text:span text:style-name="T2">The product table has the following structure:</text:span></text:p>
      <text:p text:style-name="Text_20_body"><text:s text:c="4"/><text:span text:style-name="Strong_20_Emphasis"><text:span text:style-name="T2">Product(product_name varchar2(20) primary key , unit_price number(5))</text:span></text:span></text:p>
      <text:p text:style-name="Text_20_body"><text:span text:style-name="Strong_20_Emphasis"><text:s text:c="3"/></text:span><text:span text:style-name="T2">PL/SQL block to print the product name and the unit price of all products in the table.</text:span></text:p>
      <text:p text:style-name="P4">DECLARE</text:p>
      <text:p text:style-name="Text_20_body"><text:s text:c="4"/><text:span text:style-name="T2">CURSOR cur_product <text:s/>IS</text:span></text:p>
      <text:p text:style-name="Text_20_body"><text:s text:c="4"/><text:span text:style-name="T2">SELECT <text:s/>product_name, unit_price FROM products;</text:span></text:p>
      <text:p text:style-name="P4">BEGIN</text:p>
      <text:p text:style-name="Text_20_body"><text:s text:c="4"/><text:span text:style-name="T2">FOR product IN cur_product</text:span></text:p>
      <text:p text:style-name="Text_20_body"><text:s text:c="4"/><text:span text:style-name="T2">LOOP</text:span></text:p>
      <text:p text:style-name="Text_20_body"><text:s text:c="9"/><text:span text:style-name="T2">DBMS_OUTPUT.PUT_LINE( product.product_name || ': $' ||</text:span> <text:s text:c="3"/><text:span text:style-name="T2">product.unit_price );</text:span></text:p>
      <text:p text:style-name="Text_20_body"><text:s text:c="2"/><text:span text:style-name="T2">END LOOP;</text:span></text:p>
      <text:p text:style-name="P4">END;</text:p>
      <text:p text:style-name="Text_20_body"><text:span text:style-name="T2">/</text:span><text:line-break/> </text:p>
      <text:p text:style-name="Text_20_body"/>
      <text:p text:style-name="Text_20_body"/>
      <text:p text:style-name="Text_20_body"/>
      <text:p text:style-name="Text_20_body"/>
      <text:p text:style-name="Text_20_body"/>
      <text:p text:style-name="Text_20_body"/>
      <text:p text:style-name="Text_20_body"/>
      <text:p text:style-name="Standard"><text:soft-page-break/></text:p>
      <text:p text:style-name="P10"><text:span text:style-name="Strong_20_Emphasis"><text:span text:style-name="T2">EXCEPTION HANDLING</text:span></text:span></text:p>
      <text:p text:style-name="Text_20_body"><text:span text:style-name="Strong_20_Emphasis"><text:span text:style-name="T2">Introduction</text:span></text:span></text:p>
      <text:p text:style-name="P4">An error condition during an execution is called exception An exception can be any of the following</text:p>
      <text:list xml:id="list2795437338" text:style-name="L18">
        <text:list-item>
          <text:p text:style-name="P80"><text:span text:style-name="T2">An error generated by the system</text:span> </text:p>
        </text:list-item>
        <text:list-item>
          <text:p text:style-name="P80"><text:span text:style-name="T2">An error caused by the user action</text:span> </text:p>
        </text:list-item>
        <text:list-item>
          <text:p text:style-name="P71"><text:span text:style-name="T2">A warning issued by the application to the user</text:span></text:p>
        </text:list-item>
      </text:list>
      <text:p text:style-name="P4">PL/SQL traps and responds to errors using an architecture of exception handlers.<text:line-break/>The exception handler mechanism allows to clearly separate error processing code from executable statements<text:line-break/>Using Exception Handling testing can be done on the code in order to avoid it from exiting abruptly</text:p>
      <text:p text:style-name="P4">When an exception occurs, a message which explains its cause is received PL/SQL exception consists of three parts</text:p>
      <text:list xml:id="list2486665309" text:style-name="L19">
        <text:list-item>
          <text:p text:style-name="P81"><text:span text:style-name="T2">Type of exception</text:span></text:p>
        </text:list-item>
        <text:list-item>
          <text:p text:style-name="P81"><text:span text:style-name="T2">Error Code</text:span></text:p>
        </text:list-item>
        <text:list-item>
          <text:p text:style-name="P72"><text:span text:style-name="T2">Error Message</text:span></text:p>
        </text:list-item>
      </text:list>
      <text:p text:style-name="Text_20_body"><text:span text:style-name="Strong_20_Emphasis"><text:span text:style-name="T2">Types Of Exceptions</text:span></text:span></text:p>
      <text:p text:style-name="P4">There are two types of exception</text:p>
      <text:list xml:id="list1262008858" text:style-name="L20">
        <text:list-item>
          <text:p text:style-name="P82"><text:span text:style-name="T2">System defined / Predefined exceptions - Named Exception, Unnamed Exceptions</text:span> </text:p>
        </text:list-item>
        <text:list-item>
          <text:p text:style-name="P73"><text:span text:style-name="T2">User defined exceptions</text:span> </text:p>
        </text:list-item>
      </text:list>
      <text:p text:style-name="Text_20_body"><text:span text:style-name="Strong_20_Emphasis"><text:span text:style-name="T2">Basic Exception Block:</text:span></text:span></text:p>
      <text:p text:style-name="P14">BEGIN</text:p>
      <text:p text:style-name="Preformatted_20_Text"><text:s text:c="9"/><text:span text:style-name="T2">Execution block statements.</text:span></text:p>
      <text:p text:style-name="P14">EXCEPTION</text:p>
      <text:p text:style-name="Preformatted_20_Text"><text:s text:c="9"/><text:span text:style-name="T2">WHEN <text:s text:c="2"/>exception_name <text:s/>THEN</text:span></text:p>
      <text:p text:style-name="Preformatted_20_Text"><text:s text:c="15"/><text:span text:style-name="T2">statements to be executed</text:span></text:p>
      <text:p text:style-name="Preformatted_20_Text"><text:s text:c="9"/><text:span text:style-name="T2">WHEN OTHERS THEN ---- optional</text:span></text:p>
      <text:p text:style-name="Preformatted_20_Text"><text:s text:c="15"/><text:span text:style-name="T2">statements to be executed</text:span></text:p>
      <text:p text:style-name="P16">END;</text:p>
      <text:p text:style-name="Text_20_body"><text:span text:style-name="Strong_20_Emphasis"><text:span text:style-name="T2">Example:</text:span></text:span></text:p>
      <text:p text:style-name="P4">To print the id of the employee from employee table for the employee named Deepak. If the employee with name Deepak not found the message "Employee not found " should be displayed.</text:p>
      <text:p text:style-name="P4">DECLARE</text:p>
      <text:p text:style-name="Text_20_body"><text:soft-page-break/><text:s text:c="4"/><text:span text:style-name="T2">v_id Number(4);</text:span></text:p>
      <text:p text:style-name="P4">BEGIN </text:p>
      <text:p text:style-name="Text_20_body"><text:s text:c="5"/><text:span text:style-name="T2">dbms_output.put_line('Employee id is '||v_Id);</text:span></text:p>
      <text:p text:style-name="Text_20_body"><text:s/></text:p>
      <text:p text:style-name="Standard"/>
      <text:p text:style-name="P10"><text:span text:style-name="Strong_20_Emphasis"><text:span text:style-name="T5">System Defined Exceptions</text:span></text:span></text:p>
      <text:p text:style-name="Text_20_body"><text:line-break/><text:span text:style-name="T2">System exceptions are automatically raised by Oracle, when a program violates a RDBMS rule.<text:line-break/>There are some system exceptions which are raised frequently, so they are predefined and given a name in Oracle which are known as Named System Exceptions.</text:span></text:p>
      <text:p text:style-name="Text_20_body"><text:span text:style-name="Strong_20_Emphasis"><text:span text:style-name="T2">For example:</text:span></text:span><text:span text:style-name="T2"> NO_DATA_FOUND and ZERO_DIVIDE are called Named System exceptions.<text:line-break/>Named system exceptions are:</text:span></text:p>
      <text:list xml:id="list2233031763" text:style-name="L21">
        <text:list-item>
          <text:p text:style-name="P83"><text:span text:style-name="T2">No need to declare explicitly.</text:span> </text:p>
        </text:list-item>
        <text:list-item>
          <text:p text:style-name="P83"><text:span text:style-name="T2">Raised implicitly when a predefined Oracle error occurs.</text:span> </text:p>
        </text:list-item>
        <text:list-item>
          <text:p text:style-name="P74"><text:span text:style-name="T2">caught by referencing the standard name within an exception-handling routine</text:span> </text:p>
        </text:list-item>
      </text:list>
      <text:p text:style-name="Text_20_body"><text:span text:style-name="T2">The functions SQLCODE and SQLERRM are useful in the OTHERS handler as they return the Oracle error code and message text.</text:span></text:p>
      <text:p text:style-name="Text_20_body"><text:span text:style-name="Strong_20_Emphasis"><text:span text:style-name="T2">Example:</text:span></text:span></text:p>
      <text:p text:style-name="P4">DECLARE<text:line-break/> <text:s text:c="6"/>c_id customers.id%type := 8;<text:line-break/> <text:s text:c="6"/>c_name customers.name%type;<text:line-break/> <text:s text:c="6"/>c_addr customers.address%type;<text:line-break/>BEGIN<text:line-break/> <text:s text:c="6"/>SELECT name, address INTO c_name, c_addr FROM customers <text:s/>WHERE id = c_id;<text:line-break/> <text:s text:c="6"/>DBMS_OUTPUT.PUT_LINE ('Name: '|| c_name);<text:line-break/> <text:s text:c="6"/>DBMS_OUTPUT.PUT_LINE ('Address: ' || c_addr);<text:line-break/>EXCEPTION<text:line-break/> <text:s text:c="8"/>WHEN no_data_found THEN<text:line-break/> <text:s text:c="15"/>DBMS_OUTPUT.put_line('No such customer!');<text:line-break/> <text:s text:c="7"/>WHEN others THEN<text:line-break/> <text:s text:c="16"/>DBMS_OUTPUT.put_line('Error Due To --&gt;'|| SQLCODE||SQLERRM);<text:line-break/>END;</text:p>
      <text:p text:style-name="Text_20_body">/</text:p>
      <text:p text:style-name="Text_20_body"><text:soft-page-break/><text:span text:style-name="Strong_20_Emphasis"><text:span text:style-name="T2">Unnamed System Exceptions</text:span></text:span></text:p>
      <text:p text:style-name="P4">Those system exception for which oracle does not provide a name is known as unnamed system exception.<text:line-break/>These exception do not occur frequently. These Exceptions have a code and an associated message.</text:p>
      <text:p text:style-name="P4">There are two ways to handle unnamed system exceptions:</text:p>
      <text:list xml:id="list2889897454" text:style-name="L22">
        <text:list-item>
          <text:p text:style-name="P84"><text:span text:style-name="T2">By using the WHEN OTHERS exception handler.</text:span> </text:p>
        </text:list-item>
        <text:list-item>
          <text:p text:style-name="P75"><text:span text:style-name="T2">By associating the exception code to a name and using it as a named exception.</text:span> </text:p>
        </text:list-item>
      </text:list>
      <text:p text:style-name="Text_20_body"><text:span text:style-name="T2">We can assign a name to unnamed system exceptions using a PRAGMA (compiler directive) called EXCEPTION_INIT.<text:line-break/>EXCEPTION_INIT will associate a predefined Oracle error number to a programmer_defined exception name.<text:line-break/></text:span><text:span text:style-name="Strong_20_Emphasis"><text:span text:style-name="T2">Steps to be followed to use unnamed system exceptions are</text:span></text:span></text:p>
      <text:p text:style-name="Text_20_body">• <text:span text:style-name="T2">They are raised implicitly.<text:line-break/>• If they are not handled in WHEN OTHERS they must be handled explicitly.<text:line-break/>• To handle the exception explicitly, they must be declared using Pragma.</text:span></text:p>
      <text:p text:style-name="P4">EXCEPTION_INIT as given above and handled referencing the user-defined exception name in the exception section.<text:line-break/>The general syntax to declare unnamed system exception using EXCEPTION_INIT is:</text:p>
      <text:p text:style-name="P4">DECLARE<text:line-break/> <text:s text:c="5"/>exception_name EXCEPTION;<text:line-break/>PRAGMA<text:line-break/> <text:s text:c="5"/>EXCEPTION_INIT (exception_name, Err_code);<text:line-break/>BEGIN<text:line-break/> <text:s text:c="6"/>Execution section<text:line-break/>EXCEPTION</text:p>
      <text:p text:style-name="Text_20_body"><text:s text:c="7"/><text:span text:style-name="T2">WHEN exception_name THEN<text:line-break/> <text:s text:c="11"/>handle the exception<text:line-break/>END;</text:span></text:p>
      <text:p text:style-name="Text_20_body"><text:span text:style-name="Strong_20_Emphasis"><text:span text:style-name="T2">Example:</text:span></text:span><text:span text:style-name="T2"><text:line-break/>Lets consider the product table and order_items table . Here product_id is a primary key in product table and a foreign key in order_items table. If we try to delete a product_id from the product table when it has child records in order_id table an exception will be thrown with oracle code number -2292. We can provide a name to this exception and handle it in the exception section as given below.</text:span></text:p>
      <text:p text:style-name="P4">DECLARE<text:line-break/> <text:s text:c="4"/>Child_rec_exception EXCEPTION;<text:line-break/><text:soft-page-break/>PRAGMA<text:line-break/> <text:s text:c="4"/>EXCEPTION_INIT (Child_rec_exception, -2292);<text:line-break/>BEGIN<text:line-break/> <text:s text:c="5"/>Delete FROM product where product_id= 104;<text:line-break/>EXCEPTION<text:line-break/> <text:s text:c="3"/>WHEN Child_rec_exception <text:s/>THEN </text:p>
      <text:p text:style-name="Text_20_body"><text:s text:c="11"/><text:span text:style-name="T2">DBMS_OUTPUT.put_line('Child records are present for this product_id.');<text:line-break/>END;<text:line-break/>/</text:span></text:p>
      <text:p text:style-name="Standard"><text:span text:style-name="T2"/></text:p>
      <text:p text:style-name="Text_20_body"><text:span text:style-name="Strong_20_Emphasis"><text:span text:style-name="T2">User-defined Exceptions</text:span></text:span></text:p>
      <text:p text:style-name="P4">Apart from system exceptions we can explicitly define exceptions based on business rules. These are known as user-defined exceptions.</text:p>
      <text:p text:style-name="Text_20_body"><text:span text:style-name="Strong_20_Emphasis"><text:span text:style-name="T2">Steps to be followed to use user-defined exceptions:</text:span></text:span><text:span text:style-name="T2"><text:line-break/>• They should be explicitly declared in the declaration section.<text:line-break/>• They should be explicitly raised in the Execution Section.<text:line-break/>• They should be handled by referencing the user-defined exception name in the exception section.</text:span></text:p>
      <text:p text:style-name="Text_20_body"><text:span text:style-name="Strong_20_Emphasis"><text:span text:style-name="T2">Example:</text:span></text:span><text:span text:style-name="T2"><text:line-break/>Lets consider the product table and order_items tables.<text:line-break/>Lets create a business rule that if the total no of units of any particular product sold is more than 20, then it is a huge quantity and a special discount should be provided.</text:span></text:p>
      <text:p text:style-name="P4">DECLARE<text:line-break/> <text:s text:c="5"/>huge_quantity EXCEPTION;<text:line-break/> <text:s text:c="4"/>CURSOR product_quantity IS<text:line-break/> <text:s text:c="11"/>SELECT p.product_name as name, sum(o.total_units) as units<text:line-break/> <text:s text:c="11"/>FROM order_tems o, product p<text:line-break/> <text:s text:c="10"/>WHERE o.product_id = p.product_id;<text:line-break/> <text:s text:c="4"/>quantity order_tems.total_units%type;<text:line-break/> <text:s text:c="4"/>up_limit CONSTANT order_tems.total_units%type := 20;<text:line-break/> <text:s text:c="4"/>message VARCHAR2(50);<text:line-break/>BEGIN<text:line-break/> <text:s text:c="5"/>FOR product_rec in product_quantity</text:p>
      <text:p text:style-name="Text_20_body"><text:s text:c="5"/><text:span text:style-name="T2">LOOP<text:line-break/> <text:s text:c="8"/>quantity := product_rec.units;<text:line-break/> <text:s text:c="8"/>IF quantity &gt; up_limit THEN<text:line-break/> <text:s text:c="16"/>message := 'The number of units of product ' || product_rec.name ||' is more than 20. Special discounts should be <text:s text:c="38"/>provided.Rest of the records </text:span><text:soft-page-break/><text:span text:style-name="T2">are skipped. '<text:line-break/> <text:s text:c="16"/>RAISE huge_quantity;<text:line-break/> <text:s text:c="8"/>ELSIF quantity &lt; up_limit THEN</text:span></text:p>
      <text:p text:style-name="Text_20_body"><text:s text:c="26"/><text:span text:style-name="T2">v_message:= 'The number of unit is below the discount limit.';<text:line-break/> <text:s text:c="8"/>END IF;<text:line-break/> <text:s text:c="8"/>DBMS_OUTPUT.put_line (message);<text:line-break/> <text:s text:c="3"/>END LOOP;<text:line-break/>EXCEPTION<text:line-break/> <text:s text:c="10"/>WHEN huge_quantity THEN<text:line-break/> <text:s text:c="11"/>DBMS_OUTPUT.put_line (message);<text:line-break/>END;<text:line-break/>/</text:span></text:p>
      <text:p text:style-name="Text_20_body"><text:span text:style-name="Strong_20_Emphasis"><text:span text:style-name="T2">RAISE_APPLICATION_ERROR ( )</text:span></text:span></text:p>
      <text:p text:style-name="P4">RAISE_APPLICATION_ERROR is a built-in procedure in oracle which is used to display the user-defined error messages along with the error number whose range is in between -20000 and -20999. Whenever a message is displayed using RAISE_APPLICATION_ERROR, all<text:line-break/>previous transactions which are not committed within the PL/SQL Block are rolled back automatically (i.e. change due to INSERT, UPDATE, or DELETE statements).<text:line-break/>RAISE_APPLICATION_ERROR raises an exception but does not handle it.</text:p>
      <text:p text:style-name="P4">RAISE_APPLICATION_ERROR is used for the following reasons.</text:p>
      <text:list xml:id="list3932246307" text:style-name="L23">
        <text:list-item>
          <text:p text:style-name="P85"><text:span text:style-name="T2">To create a unique id for an user-defined exception.</text:span> </text:p>
        </text:list-item>
        <text:list-item>
          <text:p text:style-name="P76"><text:span text:style-name="T2">To make the user-defined exception look like an Oracle error.</text:span> </text:p>
        </text:list-item>
      </text:list>
      <text:p text:style-name="Text_20_body"><text:span text:style-name="T2">The General Syntax to use this procedure is:<text:line-break/></text:span><text:span text:style-name="Strong_20_Emphasis"><text:span text:style-name="T2">RAISE_APPLICATION_ERROR (error_number, error_message);</text:span></text:span></text:p>
      <text:p text:style-name="Text_20_body"><text:span text:style-name="Strong_20_Emphasis"><text:span text:style-name="T2">Example:</text:span></text:span><text:span text:style-name="T2"><text:line-break/>DECLARE<text:line-break/> <text:s text:c="11"/>huge_quantity EXCEPTION;<text:line-break/> <text:s text:c="10"/>CURSOR product_quantity IS<text:line-break/> <text:s text:c="16"/>SELECT p.product_name as name, sum(o.total_units) as units<text:line-break/> <text:s text:c="16"/>FROM order_tems o, product p<text:line-break/> <text:s text:c="16"/>WHERE o.product_id = p.product_id;</text:span></text:p>
      <text:p text:style-name="Text_20_body"><text:s text:c="13"/><text:span text:style-name="T2">quantity order_tems.total_units%type;<text:line-break/> <text:s text:c="12"/>up_limit CONSTANT order_tems.total_units%type := 20;<text:line-break/> <text:s text:c="11"/>message VARCHAR2(50);<text:line-break/>BEGIN<text:line-break/> <text:s text:c="13"/>FOR product_rec in product_quantity LOOP<text:line-break/></text:span><text:soft-page-break/><text:span text:style-name="T2"> <text:s text:c="18"/>quantity := product_rec.units;<text:line-break/> <text:s text:c="18"/>IF quantity &gt; up_limit THEN<text:line-break/> <text:s text:c="26"/>RAISE huge_quantity;<text:line-break/> <text:s text:c="17"/>ELSIF quantity &lt; up_limit THEN<text:line-break/> <text:s text:c="26"/>v_message:= 'The number of unit is below the discount limit.';<text:line-break/> <text:s text:c="16"/>END IF;<text:line-break/> <text:s text:c="16"/>DBMS_OUTPUT.put_line (message);<text:line-break/> <text:s text:c="13"/>END LOOP;<text:line-break/>EXCEPTION<text:line-break/> <text:s text:c="12"/>WHEN huge_quantity THEN<text:line-break/> <text:s text:c="25"/>raise_application_error(-2100, 'The number of unit is above the <text:s/>discount limit.');<text:line-break/>END;</text:span></text:p>
      <text:p text:style-name="Text_20_body"><text:span text:style-name="T2">/</text:span></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Standard"><text:soft-page-break/><text:span text:style-name="T2"/></text:p>
      <text:p text:style-name="P10"><text:span text:style-name="Strong_20_Emphasis"><text:span text:style-name="T18">Sub Programs - Stored Procedure and Functions</text:span></text:span></text:p>
      <text:p text:style-name="P51"><text:s/></text:p>
      <text:p text:style-name="P56">Sub Program: </text:p>
      <text:list xml:id="list2966685917" text:style-name="L24">
        <text:list-item>
          <text:p text:style-name="P37">A named PL/SQL block is called a sub program.</text:p>
        </text:list-item>
      </text:list>
      <text:list xml:id="list2402029069" text:style-name="L25">
        <text:list-item>
          <text:p text:style-name="P38">We can invoke a sub program with a set of parameters. </text:p>
        </text:list-item>
      </text:list>
      <text:list xml:id="list776394362" text:style-name="L26">
        <text:list-item>
          <text:p text:style-name="P39">We can create a subprogram either at schema level or inside a package, or inside a PL/SQL block</text:p>
        </text:list-item>
      </text:list>
      <text:p text:style-name="P31"><text:span text:style-name="T8">Schema Level Sub Program</text:span><text:span text:style-name="T6">: </text:span></text:p>
      <text:list xml:id="list1526581554" text:style-name="L27">
        <text:list-item>
          <text:p text:style-name="P32"><text:span text:style-name="T6">A standalone stored subprogram. </text:span></text:p>
        </text:list-item>
      </text:list>
      <text:list xml:id="list425897179" text:style-name="L28">
        <text:list-item>
          <text:p text:style-name="P40">Created using <text:s/>CREATE statement.</text:p>
        </text:list-item>
      </text:list>
      <text:list xml:id="list3509470410" text:style-name="L29">
        <text:list-item>
          <text:p text:style-name="P41">Are stored in the database until dropped.</text:p>
        </text:list-item>
      </text:list>
      <text:list xml:id="list2253520179" text:style-name="L30">
        <text:list-item>
          <text:p text:style-name="P42">Are dropped using DROP statement.</text:p>
        </text:list-item>
      </text:list>
      <text:p text:style-name="P4"><text:span text:style-name="T8">Packaged subprogram</text:span><text:span text:style-name="T6">:</text:span></text:p>
      <text:list xml:id="list4100637237" text:style-name="L31">
        <text:list-item>
          <text:p text:style-name="P43">A packaged sub program is created inside a package .</text:p>
        </text:list-item>
      </text:list>
      <text:list xml:id="list3478696406" text:style-name="L32">
        <text:list-item>
          <text:p text:style-name="P44">It is stored in the database until the package is dropped with the DROP PACKAGE statement.</text:p>
        </text:list-item>
      </text:list>
      <text:p text:style-name="P47">Nested subprogram:</text:p>
      <text:p text:style-name="P46">These are sub programs defined inside another sub</text:p>
      <text:list xml:id="list4239254407" text:style-name="L33">
        <text:list-item>
          <text:p text:style-name="P48">Created inside a PL/SQL block. </text:p>
        </text:list-item>
        <text:list-item>
          <text:p text:style-name="P48">We can either declare and define it defined at the same time, or can declare it first and define it later in the same block.</text:p>
        </text:list-item>
        <text:list-item>
          <text:p text:style-name="P48">It is stored in the database only if it is nested within a standalone or packaged subprogram.</text:p>
        </text:list-item>
      </text:list>
      <text:p text:style-name="P56">Parts of Subprogram:</text:p>
      <text:p text:style-name="P4"><text:span text:style-name="T8">Name:</text:span><text:span text:style-name="T6"> Since a subprogram is a named block, must have a name.</text:span></text:p>
      <text:p text:style-name="P4"><text:span text:style-name="T8">Parameters:</text:span><text:span text:style-name="T6"> an optional parameter list.</text:span></text:p>
      <text:p text:style-name="P45">Declarative Part:</text:p>
      <text:list xml:id="list1731136325" text:style-name="L34">
        <text:list-item>
          <text:p text:style-name="P57">Optional part.</text:p>
        </text:list-item>
        <text:list-item>
          <text:p text:style-name="P57">Does not start with DECLARE keyword.</text:p>
        </text:list-item>
        <text:list-item>
          <text:p text:style-name="P57"><text:soft-page-break/>Contains declarations of cursors , constants, variables, exceptions and nested sub programs.</text:p>
        </text:list-item>
      </text:list>
      <text:p text:style-name="P56">Executable Part</text:p>
      <text:list xml:id="list3145361841" text:style-name="L35">
        <text:list-item>
          <text:p text:style-name="P58">Contains statements to assigns values to variables , control execution and manipulate data.</text:p>
        </text:list-item>
      </text:list>
      <text:p text:style-name="P56">Exception Handling Part</text:p>
      <text:list xml:id="list3404478463" text:style-name="L36">
        <text:list-item>
          <text:p text:style-name="P69"><text:s/><text:span text:style-name="T2">Contains code that handles run time errors.</text:span></text:p>
        </text:list-item>
      </text:list>
      <text:p text:style-name="P56">Types of sub Programs:</text:p>
      <text:p text:style-name="P52">PL/SQL provides two types of sub programs:</text:p>
      <text:list xml:id="list1913614007" text:style-name="L37">
        <text:list-item>
          <text:p text:style-name="P59">Procedure</text:p>
        </text:list-item>
        <text:list-item>
          <text:p text:style-name="P59">Function</text:p>
        </text:list-item>
      </text:list>
      <text:p text:style-name="Text_20_body"><text:s/></text:p>
      <text:p text:style-name="P68"><text:span text:style-name="T15">Procedures</text:span></text:p>
      <text:list xml:id="list1652122039" text:style-name="L38">
        <text:list-item>
          <text:p text:style-name="P60">Procedures are Named PL/SQL blocks <text:s/>designed for a specific task.</text:p>
        </text:list-item>
        <text:list-item>
          <text:p text:style-name="P60">Procedure allow programmers to encapsulate complex business logic and reuse it in both database layer and application layer.</text:p>
        </text:list-item>
        <text:list-item>
          <text:p text:style-name="P60">Procedures can have parameters but does not return value.</text:p>
        </text:list-item>
      </text:list>
      <text:p text:style-name="P56">Basic Syntax :</text:p>
      <text:p text:style-name="P52">The basic syntax for writing a Procedure is:</text:p>
      <text:p text:style-name="Text_20_body"><text:line-break/><text:span text:style-name="T15">CREATE OR REPLACE PROCEDURE procedure_name (parameter_name [ <text:line-break/>[ MODE] [data type] ]<text:line-break/>IS | AS<text:line-break/> <text:s text:c="5"/>[ local variable declaration ]<text:line-break/>BEGIN<text:line-break/> <text:s text:c="7"/>PL/SQL Executable statements<text:line-break/>[ EXCEPTION<text:line-break/>Exception handlers ]<text:line-break/>END[ procedure_name ];</text:span></text:p>
      <text:p text:style-name="P4"><text:span text:style-name="T19">Procedure Header:</text:span><text:span text:style-name="T14"> </text:span></text:p>
      <text:p text:style-name="P4"><text:span text:style-name="T14">Section before </text:span><text:span text:style-name="T19">IS</text:span><text:span text:style-name="T14"> keyword is called procedure header or procedure signature. </text:span></text:p>
      <text:p text:style-name="P51"><text:s text:c="8"/><text:span text:style-name="T3">Components:</text:span></text:p>
      <text:p text:style-name="P51"><text:s text:c="7"/><text:span text:style-name="T2">Procedure name : The name of the procedure.</text:span></text:p>
      <text:p text:style-name="Text_20_body"><text:soft-page-break/><text:span text:style-name="T14"><text:s text:c="7"/></text:span><text:span text:style-name="T15">Parameter list: The optional parameter list contains name, mode and types of the parameters.</text:span></text:p>
      <text:p text:style-name="P51"><text:s text:c="31"/><text:span text:style-name="T2">Parameter mode can be IN, OUT or IN OUNT.</text:span></text:p>
      <text:list xml:id="list1393892622" text:style-name="L39">
        <text:list-item>
          <text:p text:style-name="P86"><text:span text:style-name="T14"><text:s/></text:span><text:span text:style-name="T15">IN represents a read-only parameter. If the function tries to change the value of the parameters with IM mode, the compiler will issue an error message. This mode is used to pass a constant, literal, initialized variable, or expression to the function as the.</text:span> </text:p>
        </text:list-item>
        <text:list-item>
          <text:p text:style-name="P61">OUT represents a write-only parameter. Used to return values back to the calling program. </text:p>
        </text:list-item>
        <text:list-item>
          <text:p text:style-name="P61">IN OUT is used to make a parameter read and write. Procedure can read the value from this type of parameter can change the value and return it back to the calling program.</text:p>
        </text:list-item>
      </text:list>
      <text:p text:style-name="P56">Procedure Body:</text:p>
      <text:p text:style-name="P4"><text:span text:style-name="T14">Statements after the </text:span><text:span text:style-name="T19">IS </text:span><text:span text:style-name="T14">keyword is the procedure body. The procedure body has similar syntax like an anonymous block and consists of the declaration, execution and exception sections.</text:span></text:p>
      <text:p text:style-name="P56">Example1: </text:p>
      <text:p text:style-name="P52">To print the summation and average of three numbers.</text:p>
      <text:p text:style-name="P52">CREATE or REPLACE PROCEDURE find_Total_Average (m1 NUMBER,m2 NUMBER,m3 NUMBER) AS</text:p>
      <text:p text:style-name="P51"><text:s text:c="8"/><text:span text:style-name="T2">total1 number;</text:span></text:p>
      <text:p text:style-name="P51"><text:s text:c="7"/><text:span text:style-name="T2">average1 number;</text:span></text:p>
      <text:p text:style-name="P52">BEGIN</text:p>
      <text:p text:style-name="P51"><text:s text:c="6"/><text:span text:style-name="T2">total1:=(m1+m2+m3);</text:span></text:p>
      <text:p text:style-name="P51"><text:s text:c="6"/><text:span text:style-name="T2">average1:=(total1/3);</text:span></text:p>
      <text:p text:style-name="P51"><text:s text:c="6"/><text:span text:style-name="T2">dbms_output.put_line('The total of three subject marks is '||total1) ;</text:span></text:p>
      <text:p text:style-name="P51"><text:s text:c="6"/><text:span text:style-name="T2">dbms_output.put_line('The Avg of three subject marks is '||average1) ;</text:span></text:p>
      <text:p text:style-name="P52">END;</text:p>
      <text:p text:style-name="P52">/</text:p>
      <text:p text:style-name="P56">How to call a Procedure:</text:p>
      <text:p text:style-name="P52">We can call a procedure in two ways.</text:p>
      <text:list xml:id="list2424899351" text:style-name="L40">
        <text:list-item>
          <text:p text:style-name="P33"><text:span text:style-name="T14">Using the </text:span><text:span text:style-name="T19">EXECUTE</text:span><text:span text:style-name="T14"> keyword.</text:span></text:p>
        </text:list-item>
      </text:list>
      <text:p text:style-name="P51"><text:soft-page-break/><text:s text:c="15"/><text:span text:style-name="T2">EXECUTE find_Total_Average(20,30,40);</text:span></text:p>
      <text:list xml:id="list1345968625" text:style-name="L41">
        <text:list-item>
          <text:p text:style-name="P62">From another Procedure / Function PL/SQL block</text:p>
        </text:list-item>
      </text:list>
      <text:p text:style-name="Text_20_body"><text:s/></text:p>
      <text:p text:style-name="P52">For example,</text:p>
      <text:p text:style-name="P52">DECLARE</text:p>
      <text:p text:style-name="P51"><text:s text:c="7"/><text:span text:style-name="T2">a number;</text:span></text:p>
      <text:p text:style-name="P51"><text:s text:c="7"/><text:span text:style-name="T2">b number;</text:span></text:p>
      <text:p text:style-name="P51"><text:s text:c="7"/><text:span text:style-name="T2">c number;</text:span></text:p>
      <text:p text:style-name="P52">BEGIN</text:p>
      <text:p text:style-name="P51"><text:s text:c="5"/><text:span text:style-name="T2">a:=&amp;a;</text:span></text:p>
      <text:p text:style-name="P51"><text:s text:c="6"/><text:span text:style-name="T2">b:=&amp;b;</text:span></text:p>
      <text:p text:style-name="P51"><text:s text:c="6"/><text:span text:style-name="T2">c:=&amp;c;</text:span></text:p>
      <text:p text:style-name="P51"><text:s text:c="6"/><text:span text:style-name="T2">find_Total_Average (a,b,c);</text:span></text:p>
      <text:p text:style-name="P52">END;</text:p>
      <text:p text:style-name="P52">/</text:p>
      <text:p text:style-name="P56">Example 2: (Use of IN and OUT mode for parameters)</text:p>
      <text:p text:style-name="P52">CREATE OR REPLACE PROCEDURE findMin(num1 IN number, num2 IN number, result OUT number) IS </text:p>
      <text:p text:style-name="P52">BEGIN </text:p>
      <text:p text:style-name="P51"><text:s text:c="10"/><text:span text:style-name="T2">IF num1 &lt; num2 THEN </text:span></text:p>
      <text:p text:style-name="P51"><text:s text:c="15"/><text:span text:style-name="T2">result:= num1; </text:span></text:p>
      <text:p text:style-name="P51"><text:s text:c="9"/><text:span text:style-name="T2">ELSE </text:span></text:p>
      <text:p text:style-name="P51"><text:s text:c="14"/><text:span text:style-name="T2">result:= num2; </text:span></text:p>
      <text:p text:style-name="P51"><text:s text:c="9"/><text:span text:style-name="T2">END IF;</text:span></text:p>
      <text:p text:style-name="P52">END; </text:p>
      <text:p text:style-name="P52">/</text:p>
      <text:p text:style-name="P56">Anonymous block to call the procedure:</text:p>
      <text:p text:style-name="P52">DECLARE</text:p>
      <text:p text:style-name="P51"><text:s text:c="6"/><text:span text:style-name="T2">a NUMBER :=100;</text:span></text:p>
      <text:p text:style-name="P51"><text:s text:c="6"/><text:span text:style-name="T2">b NUMBER :=200;</text:span></text:p>
      <text:p text:style-name="P51"><text:soft-page-break/><text:s text:c="6"/><text:span text:style-name="T2">c NUMBER; </text:span></text:p>
      <text:p text:style-name="P52">BEGIN </text:p>
      <text:p text:style-name="P51"><text:s text:c="8"/><text:span text:style-name="T2">findMin(a, b, c); </text:span></text:p>
      <text:p text:style-name="P51"><text:s text:c="8"/><text:span text:style-name="T2">dbms_output.put_line(' Minimum of (100, 200) : ' || c); </text:span></text:p>
      <text:p text:style-name="P52">END; </text:p>
      <text:p text:style-name="P52">/</text:p>
      <text:p text:style-name="P56">Example 3: (Use of INOUT mode of parameter)</text:p>
      <text:p text:style-name="P52">PROCEDURE findSquareNum(num IN OUT NUMBER) IS </text:p>
      <text:p text:style-name="P52">BEGIN </text:p>
      <text:p text:style-name="P51"><text:s text:c="12"/><text:span text:style-name="T2">num := num * num; </text:span></text:p>
      <text:p text:style-name="P52">END; </text:p>
      <text:p text:style-name="P52">/</text:p>
      <text:p text:style-name="Text_20_body"><text:s/><text:span text:style-name="T17">Anonymous block to call the procedure:</text:span></text:p>
      <text:p text:style-name="P52">DECLARE</text:p>
      <text:p text:style-name="P51"><text:s text:c="10"/><text:span text:style-name="T2">V_num NUMBER :=20;</text:span></text:p>
      <text:p text:style-name="P52">BEGIN </text:p>
      <text:p text:style-name="P51"><text:s text:c="9"/><text:span text:style-name="T2">a:= 20; </text:span></text:p>
      <text:p text:style-name="P51"><text:s text:c="9"/><text:span text:style-name="T2">squareNum(a); </text:span></text:p>
      <text:p text:style-name="P51"><text:s text:c="9"/><text:span text:style-name="T2">dbms_output.put_line(' Square of (20): ' || a); </text:span></text:p>
      <text:p text:style-name="P52">END; </text:p>
      <text:p text:style-name="P52">/</text:p>
      <text:p text:style-name="P56">Note:</text:p>
      <text:p text:style-name="P56">Procedure and Function Differences</text:p>
      <text:list xml:id="list2756450278" text:style-name="L42">
        <text:list-item>
          <text:p text:style-name="P63">Function returns a value based on some calculation or search result. However, a procedure may, may not return a value, or may return more than one values using the OUT parameter.</text:p>
        </text:list-item>
        <text:list-item>
          <text:p text:style-name="P63">Function can be called from SQL statements whereas procedure cannot be called from SQL statements.</text:p>
        </text:list-item>
        <text:list-item>
          <text:p text:style-name="P77"><text:span text:style-name="T15">You can have DML (insert, update, delete) statements in a function</text:span></text:p>
        </text:list-item>
      </text:list>
      <text:p text:style-name="Text_20_body"><text:span text:style-name="T15"/></text:p>
      <text:p text:style-name="Standard"><text:soft-page-break/><text:span text:style-name="T15"/></text:p>
      <text:p text:style-name="P68"><text:span text:style-name="T15">Functions</text:span></text:p>
      <text:list xml:id="list733286406" text:style-name="L43">
        <text:list-item>
          <text:p text:style-name="P64">Functions are Sub program that always return a value.</text:p>
        </text:list-item>
        <text:list-item>
          <text:p text:style-name="P64">Use of a function is to compute and return a single value.</text:p>
        </text:list-item>
        <text:list-item>
          <text:p text:style-name="P64">The returned value may be a single scalar value (e.g a number, date or character string) or a single collection (e.g a nested table or varray).</text:p>
        </text:list-item>
        <text:list-item>
          <text:p text:style-name="P64">We have to declare and define a function before use.</text:p>
        </text:list-item>
        <text:list-item>
          <text:p text:style-name="P64">Function can accept one , many or no parameters</text:p>
        </text:list-item>
        <text:list-item>
          <text:p text:style-name="P64">Function must have a RETURN value of the data type declared in the header.</text:p>
        </text:list-item>
        <text:list-item>
          <text:p text:style-name="P34"><text:span text:style-name="T14">Function-body contains the executable part written in the BEGIN block.</text:span></text:p>
        </text:list-item>
        <text:list-item>
          <text:p text:style-name="P64">Can implement Exception handling by using EXCEPTION block in functions.</text:p>
        </text:list-item>
      </text:list>
      <text:p text:style-name="P56">Basic Structure</text:p>
      <text:p text:style-name="P52">The basic syntax for writing a function is<text:line-break/>CREATE OR REPLACE FUNCTION function_name( <text:s/>[ [ MODE ] <text:line-break/>IS | AS<text:line-break/>[ local variable declaration ]<text:line-break/>BEGIN<text:line-break/> <text:s text:c="14"/>PL/SQL executable statements<text:line-break/> <text:s text:c="14"/>RETURN value/variable<text:line-break/>[ EXCEPTION<text:line-break/>Exception handlers]<text:line-break/>END [ function_name] ;</text:p>
      <text:list xml:id="list579797632" text:style-name="L44">
        <text:list-item>
          <text:p text:style-name="P87"><text:span text:style-name="T14"><text:s/></text:span><text:span text:style-name="T15">CREATE OR REPLACE option is used to create a new function or modify an existing function.</text:span> </text:p>
        </text:list-item>
        <text:list-item>
          <text:p text:style-name="P65"><text:span text:style-name="T1">function-name</text:span> specifies the name of the function.</text:p>
        </text:list-item>
        <text:list-item>
          <text:p text:style-name="P65">The optional parameter list contains name, mode and types of the parameters.</text:p>
        </text:list-item>
        <text:list-item>
          <text:p text:style-name="P65">The IS/AS keyword is used declare the body of the function .</text:p>
        </text:list-item>
        <text:list-item>
          <text:p text:style-name="P65">Function-body contains the executable part and at the end, it contains return statement returning the value.</text:p>
        </text:list-item>
        <text:list-item>
          <text:p text:style-name="P65">RETURN clause specifies that data type of the value you are going to return from the function</text:p>
        </text:list-item>
        <text:list-item>
          <text:p text:style-name="P65">EXCEPTION block is to handle exceptions occurred in the function-body part.</text:p>
        </text:list-item>
      </text:list>
      <text:p text:style-name="P56">Return Type:</text:p>
      <text:list xml:id="list4208634433" text:style-name="L45">
        <text:list-item>
          <text:p text:style-name="P66"><text:soft-page-break/>The header section defines the return type of the function.</text:p>
        </text:list-item>
        <text:list-item>
          <text:p text:style-name="P66">The return data type can be any of the oracle data type like VARCHAR, NUMBER etc.</text:p>
        </text:list-item>
        <text:list-item>
          <text:p text:style-name="P66">The <text:span text:style-name="T1">function-body</text:span> and <text:span text:style-name="T1">exception</text:span> section both should return a value which is of the data type defined in the return clause of the header section.</text:p>
        </text:list-item>
      </text:list>
      <text:p text:style-name="P51"><text:s/><text:span text:style-name="T3">Example1: (standalone function)</text:span></text:p>
      <text:p text:style-name="P52">To write a function to add a number given as argument to a number read as input while executing the function.</text:p>
      <text:p text:style-name="P52">CREATE or REPLACE FUNCTION find_sum(num_in number)<text:line-break/>RETURN number<text:line-break/>AS<text:line-break/> <text:s text:c="5"/>num_read number;<text:line-break/> <text:s text:c="5"/>sum number :=0;</text:p>
      <text:p text:style-name="P52">BEGIN</text:p>
      <text:p text:style-name="P51"><text:s text:c="6"/><text:span text:style-name="T2">num_read:=&amp;num_read;</text:span></text:p>
      <text:p text:style-name="P51"><text:s text:c="6"/><text:span text:style-name="T2">sum:=num_in +num_read;</text:span></text:p>
      <text:p text:style-name="P51"><text:s text:c="6"/><text:span text:style-name="T2">RETURN sum;<text:line-break/>END;</text:span></text:p>
      <text:p text:style-name="P52"><text:span text:style-name="T21">In the above example , name of the function is </text:span><text:span text:style-name="T22">find_sum</text:span><text:span text:style-name="T21">.</text:span></text:p>
      <text:p text:style-name="Text_20_body"><text:span text:style-name="T23">It has one parameter called </text:span><text:span text:style-name="Emphasis"><text:span text:style-name="T24">name_in </text:span></text:span><text:span text:style-name="Emphasis"><text:span text:style-name="T23">of type number </text:span></text:span><text:span text:style-name="T23">and it returns a number. </text:span></text:p>
      <text:p text:style-name="P52"><text:span text:style-name="T1">Example2: </text:span>(using a table in the function)</text:p>
      <text:p text:style-name="P52">To write a function to find the first name of the employee for a given id from the table </text:p>
      <text:p text:style-name="P56">Employees(emp_id,first_name,last_name,designation);</text:p>
      <text:p text:style-name="P52">CREATE OR REPLACE FUNCTION find_employee_name (e_id number)<text:line-break/>RETURN VARCHAR IS<text:line-break/> <text:s text:c="12"/>emp_name VARCHAR(20);</text:p>
      <text:p text:style-name="P52">BEGIN</text:p>
      <text:p text:style-name="P51"><text:s text:c="11"/><text:span text:style-name="T2">SELECT first_name INTO emp_name FROM employee WHERE empid = e_id;</text:span></text:p>
      <text:p text:style-name="P51"><text:s text:c="10"/><text:span text:style-name="T2">RETURN emp_name;</text:span></text:p>
      <text:p text:style-name="P52">EXCEPTION</text:p>
      <text:p text:style-name="P51"><text:s text:c="11"/><text:span text:style-name="T2">WHEN no_data_found THEN</text:span></text:p>
      <text:p text:style-name="P51"><text:s text:c="21"/><text:span text:style-name="T2">RETURN ‘ No such Employee !’; </text:span></text:p>
      <text:p text:style-name="P52"><text:soft-page-break/>END;</text:p>
      <text:p text:style-name="P52">/</text:p>
      <text:p text:style-name="P52">In the above function “<text:span text:style-name="T1">find_emplyee_name”, </text:span></text:p>
      <text:list xml:id="list3480449541" text:style-name="L46">
        <text:list-item>
          <text:p text:style-name="P67">The argument <text:span text:style-name="T1">e_id</text:span> of type number is used to pass the id value of the employee to be searched in the employee table.</text:p>
        </text:list-item>
        <text:list-item>
          <text:p text:style-name="P67">Variable emp_name is declared as VARCHAR(20) to hold the value to be fetched from the table.</text:p>
        </text:list-item>
        <text:list-item>
          <text:p text:style-name="P67">Function returns the first_name value from the employee table if table has a record with emp_id value equal to the e_id value given as argument.</text:p>
        </text:list-item>
        <text:list-item>
          <text:p text:style-name="P67">If no matching record found in the table, function raises no_data_found exception and from the EXCEPTION block returns “No such Employee !”.</text:p>
        </text:list-item>
      </text:list>
      <text:p text:style-name="P56">How to execute a Function:</text:p>
      <text:p text:style-name="P52">We can execute a function in the following ways:</text:p>
      <text:p text:style-name="P52">1) By invoking from an anonymous block: </text:p>
      <text:p text:style-name="P52">Define an anonymous block with a variable declared to catch the return value in the block.</text:p>
      <text:p text:style-name="P52">DECLARE<text:line-break/> <text:s text:c="4"/>employee_name varchr2(30);<text:line-break/> <text:s text:c="5"/>v_dept_id number<text:line-break/>BEGIN<text:line-break/> <text:s text:c="6"/>v_dept_id := 20;<text:line-break/> <text:s text:c="6"/>employee_name := find_employee_name(v_dept_id);<text:line-break/> <text:s text:c="6"/>dbms_output.put_line('employee name is --&gt;'||employee_name);</text:p>
      <text:p text:style-name="P52">END;</text:p>
      <text:p text:style-name="P52">/</text:p>
      <text:p text:style-name="P52">2) As a part of a SELECT statement:</text:p>
      <text:p text:style-name="P51"><text:s text:c="5"/><text:span text:style-name="T2">SELECT find_employee_name (103) FROM dual;</text:span></text:p>
      <text:p text:style-name="P52">3) In PL/SQL Statements:</text:p>
      <text:p text:style-name="Text_20_body"><text:line-break/><text:span text:style-name="T14"> <text:s text:c="4"/></text:span><text:span text:style-name="T15">dbms_output.put_line(find_employee_name(20));</text:span></text:p>
      <text:p text:style-name="P52">This line displays the value returned by the function.</text:p>
      <text:p text:style-name="Text_20_body"><text:span text:style-name="T14"><text: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Times New Roman" svg:font-family="'Times New Roman', Times, serif"/>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10:02:21.817955964</meta:creation-date>
    <dc:date>2020-03-18T17:06:40.735439742</dc:date>
    <meta:editing-duration>PT1H39M2S</meta:editing-duration>
    <meta:editing-cycles>16</meta:editing-cycles>
    <meta:generator>LibreOffice/6.3.4.2$Linux_X86_64 LibreOffice_project/30$Build-2</meta:generator>
    <meta:document-statistic meta:table-count="0" meta:image-count="0" meta:object-count="0" meta:page-count="34" meta:paragraph-count="640" meta:word-count="5658" meta:character-count="39134" meta:non-whitespace-character-count="30859"/>
  </office:meta>
</office:document-meta>
</file>